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paragraph-properties fo:break-before="page"/>
      <style:text-properties fo:font-size="9pt" style:font-size-asian="9pt" style:font-size-complex="9pt"/>
    </style:style>
    <style:style style:name="P3" style:family="paragraph" style:parent-style-name="Standard">
      <style:paragraph-properties fo:padding="0.074cm" fo:border-left="none" fo:border-right="none" fo:border-top="none" fo:border-bottom="0.002cm solid #000000" style:join-border="false"/>
      <style:text-properties fo:font-size="9pt" style:font-size-asian="9pt" style:font-size-complex="9pt"/>
    </style:style>
    <style:style style:name="P4" style:family="paragraph" style:parent-style-name="Standard">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2737 Kesali</text:p>
      <text:p text:style-name="P1">////////////////////////////////////////////////////////////////////////////////</text:p>
      <text:p text:style-name="P1">FC</text:p>
      <text:p text:style-name="P1">0 = </text:p>
      <text:p text:style-name="P1">1 = </text:p>
      <text:p text:style-name="P1">2 = </text:p>
      <text:p text:style-name="P1">3 = </text:p>
      <text:p text:style-name="P1">4 = </text:p>
      <text:p text:style-name="P1">5 = </text:p>
      <text:p text:style-name="P1">6 = </text:p>
      <text:p text:style-name="P1">7 = </text:p>
      <text:p text:style-name="P1">8 = </text:p>
      <text:p text:style-name="P1">9 = </text:p>
      <text:p text:style-name="P1">BC</text:p>
      <text:p text:style-name="P1">0 = 2737 Kesali</text:p>
      <text:p text:style-name="P1">1 = B2009AB-E</text:p>
      <text:p text:style-name="P1">2 = SDBs 150</text:p>
      <text:p text:style-name="P1">3 = Rons 3</text:p>
      <text:p text:style-name="P1">4 = Def CF 1500</text:p>
      <text:p text:style-name="P1">5 = Troops 100</text:p>
      <text:p text:style-name="P1">6 = Pop &lt; 5 B</text:p>
      <text:p text:style-name="P1">7 = Belts 0</text:p>
      <text:p text:style-name="P1">8 = GGs 3</text:p>
      <text:p text:style-name="P1">9 = Worlds 6 A</text:p>
      <text:p text:style-name="P1"/>
      <text:p text:style-name="P1"/>
      <text:p text:style-name="P2"/>
      <text:p text:style-name="P1">2737 KESALI</text:p>
      <text:p text:style-name="P1">--------------------------------------------------------------------------------</text:p>
      <text:p text:style-name="P1">Hex <text:s/>Name <text:s text:c="16"/>UWP <text:s text:c="6"/>Remarks <text:s text:c="19"/>{Ix} <text:s text:c="2"/>(Ex) <text:s text:c="3"/>[Cx] <text:s text:c="2"/>N <text:s text:c="3"/>B <text:s/>Z PBG W <text:s/>A <text:s text:c="3"/>Stellar <text:s text:c="7"/></text:p>
      <text:p text:style-name="P1">---- -------------------- --------- -------------------------- ------ ------- ------ ---- -- - --- -- ---- ---------------</text:p>
      <text:p text:style-name="P1">2737 Kesali <text:s text:c="14"/>B2009AB-E Hi In Na Va Pz <text:s text:c="12"/>{ 4 } <text:s/>(E8G+5) [BD7G] BEf <text:s/>N <text:s/>A 503 6 <text:s/>ImDv M3 V <text:s text:c="10"/></text:p>
      <text:p text:style-name="P1">--------------------------------------------------------------------------------</text:p>
      <text:p text:style-name="P1">Hex = 2737</text:p>
      <text:p text:style-name="P1">Name = Kesali</text:p>
      <text:p text:style-name="P1">UWP = B2009AB-E</text:p>
      <text:p text:style-name="P1">Remarks = Hi In Na Va Pz</text:p>
      <text:p text:style-name="P1">{Ix} = { 4 }</text:p>
      <text:p text:style-name="P1">(Ex) = (E8G+5)</text:p>
      <text:p text:style-name="P1">[Cx] = [BD7G]</text:p>
      <text:p text:style-name="P1">N = BEf</text:p>
      <text:p text:style-name="P1">B = N</text:p>
      <text:p text:style-name="P1">Z = A</text:p>
      <text:p text:style-name="P1">PBG = 503</text:p>
      <text:p text:style-name="P1">W = 6</text:p>
      <text:p text:style-name="P1">A = ImDv</text:p>
      <text:p text:style-name="P3">Stellar = M3 V</text:p>
      <text:p text:style-name="P1"/>
      <text:p text:style-name="P1"/>
      <text:p text:style-name="P1"/>
      <text:p text:style-name="P1"/>
      <text:p text:style-name="P1"/>
      <text:p text:style-name="P1"/>
      <text:p text:style-name="P1"/>
      <text:p text:style-name="P1">Hex = 2737</text:p>
      <text:p text:style-name="P1"/>
      <text:p text:style-name="P1">Name = Kesali</text:p>
      <text:p text:style-name="P1"/>
      <text:p text:style-name="P1">UWP = B2009AB-E</text:p>
      <text:p text:style-name="P1">Starport = B</text:p>
      <text:p text:style-name="P1"><text:tab/>Quality = Good</text:p>
      <text:p text:style-name="P1"><text:tab/>Yards = Spaceships</text:p>
      <text:p text:style-name="P1"><text:tab/>Repairs = Overhaul</text:p>
      <text:p text:style-name="P1"><text:tab/>Fuel = Both</text:p>
      <text:p text:style-name="P1"><text:tab/>Downport = Yes</text:p>
      <text:p text:style-name="P1"><text:tab/>Highport = Yes</text:p>
      <text:p text:style-name="P1"><text:tab/>possBases = NS</text:p>
      <text:p text:style-name="P1">Size = 2</text:p>
      <text:p text:style-name="P1"><text:tab/>DIGIT<text:tab/>DIA(MI)<text:tab/>DIA(KM)</text:p>
      <text:p text:style-name="P1"><text:tab/>2<text:tab/>2,000<text:tab/>3,200</text:p>
      <text:p text:style-name="P1">Atmosphere = 0</text:p>
      <text:p text:style-name="P1"><text:tab/>DIGIT<text:tab/>DESCRIPTION<text:tab/>EFFECTS</text:p>
      <text:p text:style-name="P1"><text:tab/>0<text:tab/>Vacuum<text:tab/>S3</text:p>
      <text:p text:style-name="P1">Hydrosphere = 0</text:p>
      <text:p text:style-name="P1"><text:tab/>DIGIT<text:tab/>DESCRIPTION</text:p>
      <text:p text:style-name="P1"><text:tab/>0<text:tab/>Desert World</text:p>
      <text:p text:style-name="P1">Population = 9</text:p>
      <text:p text:style-name="P1"><text:tab/>POPULATION UNDER 5,000,000,000</text:p>
      <text:p text:style-name="P1"><text:tab/>DIGIT<text:tab/>DESCRIPTION<text:tab/>VALUE</text:p>
      <text:p text:style-name="P1"><text:tab/>9<text:tab/>Billion<text:tab/>,000,000,000</text:p>
      <text:p text:style-name="P1">Government = A</text:p>
      <text:p text:style-name="P1"><text:tab/>DIGIT<text:tab/>DESCRIPTION<text:tab/>NOTE</text:p>
      <text:p text:style-name="P1"><text:tab/>A<text:tab/>Charismatic Dictatorship<text:tab/>Government by a single leader enjoying the confidence of the citizens</text:p>
      <text:p text:style-name="P1">Law Level = B</text:p>
      <text:p text:style-name="P1"><text:tab/>DIGIT<text:tab/>DESCRIPTION<text:tab/>NOTE</text:p>
      <text:p text:style-name="P1"><text:tab/>B<text:tab/>Extreme Law<text:tab/>Continental passports required</text:p>
      <text:p text:style-name="P1">Tech Level = E</text:p>
      <text:p text:style-name="P1"><text:tab/>DIGIT<text:tab/><text:tab/></text:p>
      <text:p text:style-name="P1"><text:tab/>E<text:tab/><text:tab/></text:p>
      <text:p text:style-name="P1"/>
      <text:p text:style-name="P2"/>
      <text:p text:style-name="P1"/>
      <text:p text:style-name="P1">Remarks = Hi In Na Va Pz</text:p>
      <text:p text:style-name="P1"><text:tab/>CODE<text:tab/>SIZ<text:tab/>ATM<text:tab/>HYD<text:tab/>POP<text:tab/>GOVT<text:tab/>LAW<text:tab/>DEFINITION<text:tab/>FORMULA</text:p>
      <text:p text:style-name="P1"><text:tab/>Hi<text:tab/><text:tab/><text:tab/><text:tab/>9ABC<text:tab/><text:tab/><text:tab/>High Population<text:tab/></text:p>
      <text:p text:style-name="P1"><text:tab/>In<text:tab/><text:tab/>012479<text:tab/><text:tab/>9ABC<text:tab/><text:tab/><text:tab/>industrial<text:tab/></text:p>
      <text:p text:style-name="P1"><text:tab/>Na<text:tab/><text:tab/>0123<text:tab/>0123<text:tab/>6789ABC<text:tab/><text:tab/><text:tab/>Non Agricultural<text:tab/></text:p>
      <text:p text:style-name="P1"><text:tab/>Va<text:tab/><text:tab/>0<text:tab/><text:tab/><text:tab/><text:tab/><text:tab/>Vacuum<text:tab/></text:p>
      <text:p text:style-name="P1"><text:tab/>Pz<text:tab/><text:tab/><text:tab/><text:tab/>789ABC<text:tab/><text:tab/><text:tab/>Puzzle<text:tab/>Amber Zone</text:p>
      <text:p text:style-name="P1"/>
      <text:p text:style-name="P1">{Ix} = { 4 }</text:p>
      <text:p text:style-name="P1"><text:tab/>Starport B = +1</text:p>
      <text:p text:style-name="P1"><text:tab/>TL 14 = +1</text:p>
      <text:p text:style-name="P1"><text:tab/>Hi <text:s/>= +1</text:p>
      <text:p text:style-name="P1"><text:tab/>In <text:s/>= +1</text:p>
      <text:p text:style-name="P1"><text:tab/>Importance = Important (4)+0=4</text:p>
      <text:p text:style-name="P1"/>
      <text:p text:style-name="P1">(Ex) = (E8G+5)</text:p>
      <text:p text:style-name="P1"><text:tab/>Resources = <text:s/>14</text:p>
      <text:p text:style-name="P1"><text:tab/>Labour = <text:s/>8</text:p>
      <text:p text:style-name="P1"><text:tab/>Infrastructure = <text:s/>16</text:p>
      <text:p text:style-name="P1"><text:tab/>Efficiency = <text:s/>5</text:p>
      <text:p text:style-name="P1"><text:tab/>RU = 8960</text:p>
      <text:p text:style-name="P1"/>
      <text:p text:style-name="P1">[Cx] = [BD7G]</text:p>
      <text:p text:style-name="P1"><text:tab/>Homogeneity = 11</text:p>
      <text:p text:style-name="P1"><text:tab/>Acceptance = 13</text:p>
      <text:p text:style-name="P1"><text:tab/>Strangeness = 7</text:p>
      <text:p text:style-name="P1"><text:tab/>Symbols = 16</text:p>
      <text:p text:style-name="P1"/>
      <text:p text:style-name="P1">N = BEf</text:p>
      <text:p text:style-name="P1"><text:tab/>CODE<text:tab/>RANK<text:tab/>TC</text:p>
      <text:p text:style-name="P1"><text:tab/>B<text:tab/>Knight<text:tab/>any</text:p>
      <text:p text:style-name="P1"><text:tab/>E<text:tab/>Count<text:tab/>Hi</text:p>
      <text:p text:style-name="P1"><text:tab/>f<text:tab/>Duke<text:tab/>In</text:p>
      <text:p text:style-name="P1"/>
      <text:p text:style-name="P1">B = N</text:p>
      <text:p text:style-name="P1"><text:tab/>DIGIT<text:tab/>DESCRIPTION<text:tab/>ALLEG</text:p>
      <text:p text:style-name="P1"><text:tab/>N<text:tab/>Naval Base<text:tab/>Imperial</text:p>
      <text:p text:style-name="P1"/>
      <text:p text:style-name="P1">Z = A</text:p>
      <text:p text:style-name="P1"><text:tab/>CODE<text:tab/>DESCRIPTION</text:p>
      <text:p text:style-name="P1"><text:tab/>A<text:tab/>Amber - Potentially dangerous. <text:s/>Caution advised. <text:s/>Imperial.</text:p>
      <text:p text:style-name="P1"/>
      <text:p text:style-name="P1">PBG = 503</text:p>
      <text:p text:style-name="P1"><text:tab/>Population Multiplier = 5</text:p>
      <text:p text:style-name="P1"><text:tab/>POPULATION UNDER 5,000,000,000</text:p>
      <text:p text:style-name="P1"><text:tab/>Planetoid Belts = 0</text:p>
      <text:p text:style-name="P1"><text:tab/>Gas Giants = 3</text:p>
      <text:p text:style-name="P1"/>
      <text:p text:style-name="P1">W = 6</text:p>
      <text:p text:style-name="P1"><text:tab/>Non Stars In System = 6</text:p>
      <text:p text:style-name="P1"><text:tab/>-1 (mainworld)</text:p>
      <text:p text:style-name="P1"><text:tab/>-0 (planetoid belts)</text:p>
      <text:p text:style-name="P1"><text:tab/>-3 (gas giants)</text:p>
      <text:p text:style-name="P1"><text:tab/> = 2 other worlds</text:p>
      <text:p text:style-name="P1"/>
      <text:p text:style-name="P1">A = ImDv</text:p>
      <text:p text:style-name="P1"><text:tab/>CODE<text:tab/>DESCRIPTION</text:p>
      <text:p text:style-name="P1"><text:tab/>ImDv<text:tab/>Third Imperium, Domain of Vland (Corr/Dagu/Gush/Reft/Vlan)</text:p>
      <text:p text:style-name="P1"/>
      <text:p text:style-name="P1">Stellar = M3 V</text:p>
      <text:p text:style-name="P1"><text:tab/>Stars = 1</text:p>
      <text:p text:style-name="P1"/>
      <text:p text:style-name="P2"/>
      <text:p text:style-name="P1">--------------------------------------------------------------------------------</text:p>
      <text:p text:style-name="P1">Primary = M3 V</text:p>
      <text:p text:style-name="P1"><text:tab/>CODE<text:tab/>DESCRIPTION<text:tab/>TEMPERATURE (K)</text:p>
      <text:p text:style-name="P1"><text:tab/>M<text:tab/>Red<text:tab/>2,000-3,700</text:p>
      <text:p text:style-name="P1"><text:tab/>CODE<text:tab/>DESCRIPTION<text:tab/>DIAMETER (SOL = 1)</text:p>
      <text:p text:style-name="P1"><text:tab/>V<text:tab/>Main Sequence Star<text:tab/>0.2 - 10</text:p>
      <text:p text:style-name="P1"><text:tab/>d10Limit = -1</text:p>
      <text:p text:style-name="P1"><text:tab/>d100Limit = 1</text:p>
      <text:p text:style-name="P1"><text:tab/>d1000Limit = 5</text:p>
      <text:p text:style-name="P1"><text:tab/>Min Orbit = 0</text:p>
      <text:p text:style-name="P1"><text:tab/>HZ = <text:s/>0</text:p>
      <text:p text:style-name="P1">0 = Mainworld<text:tab/>Kesali<text:tab/>B2009AB-E<text:tab/>(Hot)</text:p>
      <text:p text:style-name="P1"><text:tab/> <text:s/>Ring @ Orbit ?</text:p>
      <text:p text:style-name="P1">1 = </text:p>
      <text:p text:style-name="P1">2 = </text:p>
      <text:p text:style-name="P1">3 = LGG (180,000 mi dia.)<text:tab/>S=29</text:p>
      <text:p text:style-name="P1"><text:tab/> <text:s/>BigWorld<text:tab/> <text:s/><text:tab/>G-120540-4 @ Orbit C</text:p>
      <text:p text:style-name="P1"><text:tab/> <text:s/>IceWorld<text:tab/> <text:s/><text:tab/>F-150754-4 @ Orbit H</text:p>
      <text:p text:style-name="P1"><text:tab/> <text:s/>StormWorld<text:tab/> <text:s/><text:tab/>H-111133-B @ Orbit R</text:p>
      <text:p text:style-name="P1"><text:tab/> <text:s/>Worldlet<text:tab/> <text:s/><text:tab/>Y-19889A-6 @ Orbit S</text:p>
      <text:p text:style-name="P1">4 = LGG (80,000 mi dia.)<text:tab/>S=26</text:p>
      <text:p text:style-name="P1"><text:tab/> <text:s/>Ring @ Orbit ?</text:p>
      <text:p text:style-name="P1">5 = LGG (125,000 mi dia.)<text:tab/>S=28</text:p>
      <text:p text:style-name="P1"><text:tab/> <text:s/>StormWorld<text:tab/> <text:s/><text:tab/>H-130475-5 @ Orbit G</text:p>
      <text:p text:style-name="P1">6 = </text:p>
      <text:p text:style-name="P1">7 = </text:p>
      <text:p text:style-name="P1">8 = World <text:s/>(Worldlet)<text:tab/>F-110100-5</text:p>
      <text:p text:style-name="P1"><text:tab/> <text:s/>RadWorld<text:tab/> <text:s/><text:tab/>Y-140000-0 @ Orbit C</text:p>
      <text:p text:style-name="P1"><text:tab/> <text:s/>RadWorld<text:tab/> <text:s/><text:tab/>Y-122000-0 @ Orbit T</text:p>
      <text:p text:style-name="P1"><text:tab/> <text:s/>Worldlet<text:tab/> <text:s/><text:tab/>F-160546-8 @ Orbit U</text:p>
      <text:p text:style-name="P1">9 = </text:p>
      <text:p text:style-name="P1">10 = </text:p>
      <text:p text:style-name="P1">11 = </text:p>
      <text:p text:style-name="P1">12 = World <text:s/>(BigWorld)<text:tab/>H-100447-7</text:p>
      <text:p text:style-name="P1"><text:tab/> <text:s/>StormWorld<text:tab/> <text:s/><text:tab/>Y-122000-0 @ Orbit C</text:p>
      <text:p text:style-name="P1"><text:tab/> <text:s/>Worldlet<text:tab/> <text:s/><text:tab/>H-152456-5 @ Orbit I</text:p>
      <text:p text:style-name="P1"><text:tab/> <text:s/>IceWorld<text:tab/> <text:s/><text:tab/>Y-100100-4 @ Orbit R</text:p>
      <text:p text:style-name="P1">13 = </text:p>
      <text:p text:style-name="P1">14 = </text:p>
      <text:p text:style-name="P1">15 = </text:p>
      <text:p text:style-name="P1">16 = </text:p>
      <text:p text:style-name="P1">17 = </text:p>
      <text:p text:style-name="P1">18 = </text:p>
      <text:p text:style-name="P1">19 = </text:p>
      <text:p text:style-name="P1">Extra Stars = 0</text:p>
      <text:p text:style-name="P1">Unfilled = 14</text:p>
      <text:p text:style-name="P1">W = 6</text:p>
      <text:p text:style-name="P1">syscount = 1</text:p>
      <text:p text:style-name="P1">min = 0</text:p>
      <text:p text:style-name="P1">count = 6</text:p>
      <text:p text:style-name="P1"/>
      <text:p text:style-name="P1"/>
      <text:p text:style-name="P2"/>
      <text:p text:style-name="P1">--------------------------------------------------------------------------------</text:p>
      <text:p text:style-name="P1">SDB Squadrons = 150</text:p>
      <text:p text:style-name="P1"><text:tab/>DEFENCE</text:p>
      <text:p text:style-name="P1"><text:tab/> <text:s/>Hide in Water</text:p>
      <text:p text:style-name="P1"><text:tab/> <text:s/>Defend vs Invaders</text:p>
      <text:p text:style-name="P1"><text:tab/> <text:s/>Defend Homeworld</text:p>
      <text:p text:style-name="P1"><text:tab/> <text:s/>Defend Bases</text:p>
      <text:p text:style-name="P1"><text:tab/>TL/POP</text:p>
      <text:p text:style-name="P1"><text:tab/>====================</text:p>
      <text:p text:style-name="P1"><text:tab/>TL/Pop<text:tab/>7<text:tab/>8<text:tab/>9<text:tab/>A<text:tab/></text:p>
      <text:p text:style-name="P1"><text:tab/>7<text:tab/>1<text:tab/>5<text:tab/>50<text:tab/>500<text:tab/></text:p>
      <text:p text:style-name="P1"><text:tab/>8<text:tab/>1<text:tab/>5<text:tab/>50<text:tab/>500<text:tab/></text:p>
      <text:p text:style-name="P1"><text:tab/>9<text:tab/>1<text:tab/>10<text:tab/>100<text:tab/>1000<text:tab/></text:p>
      <text:p text:style-name="P1"><text:tab/>A<text:tab/>1<text:tab/>10<text:tab/>100<text:tab/>1000<text:tab/></text:p>
      <text:p text:style-name="P1"><text:tab/>B<text:tab/>1<text:tab/>12<text:tab/>120<text:tab/>1200<text:tab/></text:p>
      <text:p text:style-name="P1"><text:tab/>C<text:tab/>1<text:tab/>12<text:tab/>120<text:tab/>1200<text:tab/></text:p>
      <text:p text:style-name="P1"><text:tab/>D<text:tab/>1<text:tab/>15<text:tab/>150<text:tab/>1500<text:tab/></text:p>
      <text:p text:style-name="P1"><text:tab/>E<text:tab/>1<text:tab/>15<text:tab/>150<text:tab/>1500<text:tab/></text:p>
      <text:p text:style-name="P1"><text:tab/>F<text:tab/>1<text:tab/>20<text:tab/>200<text:tab/>2000<text:tab/></text:p>
      <text:p text:style-name="P1"/>
      <text:p text:style-name="P1"/>
      <text:p text:style-name="P1"/>
      <text:p text:style-name="P1"/>
      <text:p text:style-name="P1"/>
      <text:p text:style-name="P1"/>
      <text:p text:style-name="P1"/>
      <text:p text:style-name="P1"/>
      <text:p text:style-name="P1">Starship Squadrons = 3</text:p>
      <text:p text:style-name="P1"><text:tab/>ATTACK</text:p>
      <text:p text:style-name="P1"><text:tab/> <text:s/>Attack vs Defenders</text:p>
      <text:p text:style-name="P1"><text:tab/> <text:s/>Attack Homeworld</text:p>
      <text:p text:style-name="P1"><text:tab/> <text:s/>Attack Bases</text:p>
      <text:p text:style-name="P1"><text:tab/>SQUADRONS/TL</text:p>
      <text:p text:style-name="P1"><text:tab/>====================</text:p>
      <text:p text:style-name="P1"><text:tab/>Squadrons/TL<text:tab/>9<text:tab/>A<text:tab/>B<text:tab/>C<text:tab/>D<text:tab/>E<text:tab/>F<text:tab/></text:p>
      <text:p text:style-name="P1"><text:tab/>10<text:tab/>1<text:tab/>1<text:tab/>1<text:tab/>1<text:tab/>1<text:tab/>1<text:tab/>1<text:tab/></text:p>
      <text:p text:style-name="P1"><text:tab/>12<text:tab/>1<text:tab/>1<text:tab/>1<text:tab/>1<text:tab/>1<text:tab/>2<text:tab/>2<text:tab/></text:p>
      <text:p text:style-name="P1"><text:tab/>15<text:tab/>1<text:tab/>1<text:tab/>1<text:tab/>2<text:tab/>2<text:tab/>2<text:tab/>2<text:tab/></text:p>
      <text:p text:style-name="P1"><text:tab/>20<text:tab/>1<text:tab/>1<text:tab/>2<text:tab/>2<text:tab/>2<text:tab/>2<text:tab/>2<text:tab/></text:p>
      <text:p text:style-name="P1"><text:tab/>50<text:tab/>1<text:tab/>2<text:tab/>2<text:tab/>2<text:tab/>2<text:tab/>2<text:tab/>2<text:tab/></text:p>
      <text:p text:style-name="P1"><text:tab/>100<text:tab/>2<text:tab/>2<text:tab/>2<text:tab/>2<text:tab/>2<text:tab/>2<text:tab/>2<text:tab/></text:p>
      <text:p text:style-name="P1"><text:tab/>120<text:tab/>2<text:tab/>2<text:tab/>2<text:tab/>2<text:tab/>2<text:tab/>3<text:tab/>3<text:tab/></text:p>
      <text:p text:style-name="P1"><text:tab/>150<text:tab/>2<text:tab/>2<text:tab/>2<text:tab/>3<text:tab/>3<text:tab/>3<text:tab/>3<text:tab/></text:p>
      <text:p text:style-name="P1"><text:tab/>200<text:tab/>2<text:tab/>2<text:tab/>3<text:tab/>3<text:tab/>3<text:tab/>3<text:tab/>3<text:tab/></text:p>
      <text:p text:style-name="P1"><text:tab/>500<text:tab/>2<text:tab/>3<text:tab/>3<text:tab/>3<text:tab/>3<text:tab/>4<text:tab/>4<text:tab/></text:p>
      <text:p text:style-name="P1"><text:tab/>1000<text:tab/>3<text:tab/>3<text:tab/>3<text:tab/>4<text:tab/>4<text:tab/>4<text:tab/>4<text:tab/></text:p>
      <text:p text:style-name="P1"><text:tab/>1200<text:tab/>3<text:tab/>3<text:tab/>4<text:tab/>4<text:tab/>4<text:tab/>5<text:tab/>5<text:tab/></text:p>
      <text:p text:style-name="P1"><text:tab/>1500<text:tab/>3<text:tab/>3<text:tab/>4<text:tab/>4<text:tab/>5<text:tab/>5<text:tab/>5<text:tab/></text:p>
      <text:p text:style-name="P1"><text:tab/>2000<text:tab/>3<text:tab/>3<text:tab/>4<text:tab/>4<text:tab/>5<text:tab/>5<text:tab/>6<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Defence CF = 1500</text:p>
      <text:p text:style-name="P1"><text:tab/>DEFENCE</text:p>
      <text:p text:style-name="P1"><text:tab/> <text:s/>Defend Starport</text:p>
      <text:p text:style-name="P1"><text:tab/> <text:s/>Defend vs Invaders</text:p>
      <text:p text:style-name="P1"><text:tab/> <text:s/>Go Hidden</text:p>
      <text:p text:style-name="P1"><text:tab/>TL/POP</text:p>
      <text:p text:style-name="P1"><text:tab/>====================</text:p>
      <text:p text:style-name="P1"><text:tab/>TL/Pop<text:tab/>6<text:tab/>7<text:tab/>8<text:tab/>9<text:tab/>A<text:tab/></text:p>
      <text:p text:style-name="P1"><text:tab/>6<text:tab/>1<text:tab/>2<text:tab/>20<text:tab/>200<text:tab/>2000<text:tab/></text:p>
      <text:p text:style-name="P1"><text:tab/>7<text:tab/>1<text:tab/>5<text:tab/>50<text:tab/>500<text:tab/>5000<text:tab/></text:p>
      <text:p text:style-name="P1"><text:tab/>8<text:tab/>1<text:tab/>5<text:tab/>50<text:tab/>500<text:tab/>5000<text:tab/></text:p>
      <text:p text:style-name="P1"><text:tab/>9<text:tab/>1<text:tab/>10<text:tab/>100<text:tab/>1000<text:tab/>10000<text:tab/></text:p>
      <text:p text:style-name="P1"><text:tab/>A<text:tab/>1<text:tab/>10<text:tab/>100<text:tab/>1000<text:tab/>10000<text:tab/></text:p>
      <text:p text:style-name="P1"><text:tab/>B<text:tab/>2<text:tab/>12<text:tab/>120<text:tab/>1200<text:tab/>12000<text:tab/></text:p>
      <text:p text:style-name="P1"><text:tab/>C<text:tab/>2<text:tab/>12<text:tab/>120<text:tab/>1200<text:tab/>12000<text:tab/></text:p>
      <text:p text:style-name="P1"><text:tab/>D<text:tab/>2<text:tab/>15<text:tab/>150<text:tab/>1500<text:tab/>15000<text:tab/></text:p>
      <text:p text:style-name="P1"><text:tab/>E<text:tab/>2<text:tab/>15<text:tab/>150<text:tab/>1500<text:tab/>15000<text:tab/></text:p>
      <text:p text:style-name="P1"><text:tab/>F<text:tab/>2<text:tab/>20<text:tab/>200<text:tab/>2000<text:tab/>20000<text:tab/></text:p>
      <text:p text:style-name="P1"/>
      <text:p text:style-name="P1"/>
      <text:p text:style-name="P1"/>
      <text:p text:style-name="P1"/>
      <text:p text:style-name="P1"/>
      <text:p text:style-name="P1">Troop CF = 100</text:p>
      <text:p text:style-name="P1"><text:tab/>ATTACK</text:p>
      <text:p text:style-name="P1"><text:tab/> <text:s/>Attack Starport</text:p>
      <text:p text:style-name="P1"><text:tab/> <text:s/>Attack vs Invaders</text:p>
      <text:p text:style-name="P1"><text:tab/> <text:s/>Attack Hidden</text:p>
      <text:p text:style-name="P1"><text:tab/>TL/POP</text:p>
      <text:p text:style-name="P1"><text:tab/>====================</text:p>
      <text:p text:style-name="P1"><text:tab/>TL/Pop<text:tab/>7<text:tab/>8<text:tab/>9<text:tab/>A<text:tab/></text:p>
      <text:p text:style-name="P1"><text:tab/>7<text:tab/>1<text:tab/>5<text:tab/>20<text:tab/>100<text:tab/></text:p>
      <text:p text:style-name="P1"><text:tab/>8<text:tab/>1<text:tab/>5<text:tab/>20<text:tab/>100<text:tab/></text:p>
      <text:p text:style-name="P1"><text:tab/>9<text:tab/>1<text:tab/>5<text:tab/>20<text:tab/>100<text:tab/></text:p>
      <text:p text:style-name="P1"><text:tab/>A<text:tab/>1<text:tab/>5<text:tab/>20<text:tab/>100<text:tab/></text:p>
      <text:p text:style-name="P1"><text:tab/>B<text:tab/>2<text:tab/>10<text:tab/>50<text:tab/>500<text:tab/></text:p>
      <text:p text:style-name="P1"><text:tab/>C<text:tab/>2<text:tab/>10<text:tab/>50<text:tab/>500<text:tab/></text:p>
      <text:p text:style-name="P1"><text:tab/>D<text:tab/>5<text:tab/>20<text:tab/>100<text:tab/>1000<text:tab/></text:p>
      <text:p text:style-name="P1"><text:tab/>E<text:tab/>5<text:tab/>20<text:tab/>100<text:tab/>1000<text:tab/></text:p>
      <text:p text:style-name="P1"><text:tab/>F<text:tab/>10<text:tab/>50<text:tab/>500<text:tab/>2000<text:tab/></text:p>
      <text:p text:style-name="P1">Refuelling options</text:p>
      <text:p text:style-name="P1"><text:tab/>REFUELLING</text:p>
      <text:p text:style-name="P1"/>
      <text:p text:style-name="P1"/>
      <text:p text:style-name="P1"/>
      <text:p text:style-name="P2"/>
      <text:p text:style-name="P1">--------------------------------------------------------------------------------</text:p>
      <text:p text:style-name="P1">Jump 0 = 2737 Kesali <text:s text:c="14"/>B2009AB-E Hi In Na Va Pz <text:s text:c="12"/>{ 4 } <text:s/>(E8G+5) [BD7G] BEf <text:s/>N <text:s/>A 503 6 <text:s/>ImDv M3 V <text:s text:c="10"/></text:p>
      <text:p text:style-name="P1">--------------------------------------------------------------------------------</text:p>
      <text:p text:style-name="P1">Jump 1 = 2736</text:p>
      <text:p text:style-name="P1">Jump 1 = 2836 Inushir <text:s text:c="13"/>E989ADE-7 Hi Pz <text:s text:c="21"/>{ -1 } (C98+3) [E99B] BE <text:s text:c="2"/>- <text:s/>A 623 17 ImDv K0 V <text:s text:c="10"/></text:p>
      <text:p text:style-name="P1">Jump 1 = 2837 Piazza <text:s text:c="14"/>C794685-6 Ag Ni <text:s text:c="21"/>{ -1 } (853-3) [4534] BC <text:s text:c="2"/>- <text:s/>- 822 12 ImDv K4 V M3 V <text:s text:c="5"/></text:p>
      <text:p text:style-name="P1">Jump 1 = 2738 Tepmaa <text:s text:c="14"/>B410251-D Lo <text:s text:c="24"/>{ 1 } <text:s/>(911-3) [1319] B <text:s text:c="3"/>S <text:s/>- 323 12 ImDv M0 V <text:s text:c="10"/></text:p>
      <text:p text:style-name="P1">Jump 1 = 2637 Akon <text:s text:c="16"/>A56358A-D Ni Pr <text:s text:c="21"/>{ 1 } <text:s/>(A45+3) [767F] Bc <text:s text:c="2"/>N <text:s/>- 703 10 ImDv K4 V M1 V <text:s text:c="5"/></text:p>
      <text:p text:style-name="P1">Jump 1 = 2636 Kakadan <text:s text:c="13"/>A9C7400-F Fl Ni <text:s text:c="21"/>{ 1 } <text:s/>(734-3) [151A] B <text:s text:c="3"/>N <text:s/>- 601 8 <text:s/>ImDv M2 V <text:s text:c="10"/></text:p>
      <text:p text:style-name="P1">--------------------------------------------------------------------------------</text:p>
      <text:p text:style-name="P1">Jump 2 = 2735</text:p>
      <text:p text:style-name="P1">Jump 2 = 2835</text:p>
      <text:p text:style-name="P1">Jump 2 = 2936 Elafdt <text:s text:c="14"/>E200320-8 Lo Va <text:s text:c="21"/>{ -3 } (621-5) [1113] B <text:s text:c="3"/>- <text:s/>- 801 5 <text:s/>ImDv K9 V G0 V M0 V </text:p>
      <text:p text:style-name="P1">Jump 2 = 2937</text:p>
      <text:p text:style-name="P1">Jump 2 = 2938 Punnari <text:s text:c="13"/>B737358-D Lo RsA <text:s text:c="20"/>{ 1 } <text:s/>(621+1) [345D] B <text:s text:c="3"/>N <text:s/>- 101 13 ImDv M2 V M5 V <text:s text:c="5"/></text:p>
      <text:p text:style-name="P1">Jump 2 = 2838</text:p>
      <text:p text:style-name="P1">Jump 2 = 2739 Sg'aa <text:s text:c="15"/>AAB5895-D Fl Ph <text:s text:c="21"/>{ 2 } <text:s/>(E7D+1) [6A3B] Be <text:s text:c="2"/>- <text:s/>- 613 11 ImDv K6 V M4 V <text:s text:c="5"/></text:p>
      <text:p text:style-name="P1">Jump 2 = 2638</text:p>
      <text:p text:style-name="P1">Jump 2 = 2538</text:p>
      <text:p text:style-name="P1">Jump 2 = 2537</text:p>
      <text:p text:style-name="P1">Jump 2 = 2536 Linissa <text:s text:c="13"/>E200777-8 Na Va Pi <text:s text:c="18"/>{ -2 } (A66-2) [7558] BD <text:s text:c="2"/>- <text:s/>- 710 12 ImDv G9 V <text:s text:c="10"/></text:p>
      <text:p text:style-name="P1">Jump 2 = 2635</text:p>
      <text:p text:style-name="P1">--------------------------------------------------------------------------------</text:p>
      <text:p text:style-name="P1">Jump 3 = 2734 Rambant <text:s text:c="13"/>B310113-C Lo <text:s text:c="24"/>{ 1 } <text:s/>(711-2) [1229] B <text:s text:c="3"/>- <text:s/>- 104 11 ImDv F4 V K0 V <text:s text:c="5"/></text:p>
      <text:p text:style-name="P1">Jump 3 = 2834</text:p>
      <text:p text:style-name="P1">Jump 3 = 2935</text:p>
      <text:p text:style-name="P1">Jump 3 = 3035 Zhanora <text:s text:c="13"/>D651754-7 Po <text:s text:c="24"/>{ -2 } (966-4) [5535] B <text:s text:c="3"/>S <text:s/>- 101 7 <text:s/>ImDv G2 V M3 V <text:s text:c="5"/></text:p>
      <text:p text:style-name="P1">Jump 3 = 3036</text:p>
      <text:p text:style-name="P1">Jump 3 = 3037 Raanbazziil <text:s text:c="9"/>A428334-E Lo <text:s text:c="24"/>{ 1 } <text:s/>(621-1) [143C] B <text:s text:c="3"/>N <text:s/>- 110 10 ImDv M0 V <text:s text:c="10"/></text:p>
      <text:p text:style-name="P1">Jump 3 = 3038</text:p>
      <text:p text:style-name="P1">Jump 3 = 2939 Teralvar <text:s text:c="12"/>C585563-9 Ag Ni Pr O:2839 <text:s text:c="11"/>{ 0 } <text:s/>(844-3) [2526] BcC <text:s/>S <text:s/>- 701 7 <text:s/>ImDv G3 V M8 V <text:s text:c="5"/></text:p>
      <text:p text:style-name="P1">Jump 3 = 2839 Zombagu <text:s text:c="13"/>A684730-B Ag Ri An <text:s text:c="18"/>{ 4 } <text:s/>(F6E+1) [2B16] BCf <text:s/>- <text:s/>- 924 9 <text:s/>ImDv F7 V <text:s text:c="10"/></text:p>
      <text:p text:style-name="P1">Jump 3 = 2740 P'ginzh <text:s text:c="13"/>C554567-9 Ag Ni O:2839 <text:s text:c="14"/>{ 0 } <text:s/>(844+1) [5559] BC <text:s text:c="2"/>S <text:s/>- 710 14 ImDv M2 V <text:s text:c="10"/></text:p>
      <text:p text:style-name="P1">Jump 3 = 2639</text:p>
      <text:p text:style-name="P1">Jump 3 = 2539 Nunaat <text:s text:c="14"/>B624248-C Lo <text:s text:c="24"/>{ 1 } <text:s/>(A11+1) [235C] B <text:s text:c="3"/>N <text:s/>- 924 9 <text:s/>ImDv M0 V <text:s text:c="10"/></text:p>
      <text:p text:style-name="P1">Jump 3 = 2438 Shakir <text:s text:c="14"/>A626201-F Lo <text:s text:c="24"/>{ 1 } <text:s/>(911-3) [131B] B <text:s text:c="3"/>- <text:s/>- 723 12 ImDv K6 V <text:s text:c="10"/></text:p>
      <text:p text:style-name="P1">Jump 3 = 2437</text:p>
      <text:p text:style-name="P1">Jump 3 = 2436</text:p>
      <text:p text:style-name="P1">Jump 3 = 2435 Li <text:s text:c="18"/>E423856-7 Na Po Ph Pi <text:s text:c="15"/>{ -2 } (A76-3) [7646] BDe <text:s/>- <text:s/>- 120 9 <text:s/>ImDv M1 V <text:s text:c="10"/></text:p>
      <text:p text:style-name="P1">Jump 3 = 2535</text:p>
      <text:p text:style-name="P1">Jump 3 = 2634 Wakarsat <text:s text:c="12"/>B68A789-B Ri Wa <text:s text:c="21"/>{ 3 } <text:s/>(E6D+4) [8A6C] BC <text:s text:c="2"/>N <text:s/>- 814 13 ImDv M0 V <text:s text:c="10"/></text:p>
      <text:p text:style-name="P1">--------------------------------------------------------------------------------</text:p>
      <text:p text:style-name="P1">Jump 4 = 2733 Jarmat <text:s text:c="14"/>A310122-D Lo <text:s text:c="24"/>{ 1 } <text:s/>(811-3) [1219] B <text:s text:c="3"/>- <text:s/>- 614 9 <text:s/>ImDv M0 V <text:s text:c="10"/></text:p>
      <text:p text:style-name="P1">Jump 4 = 2833</text:p>
      <text:p text:style-name="P1">Jump 4 = 2934 Assazak <text:s text:c="13"/>C5908C9-8 De He Ph Pi Pz <text:s text:c="12"/>{ -1 } (B77+1) [9769] BDe <text:s/>- <text:s/>A 401 11 ImDv M1 V <text:s text:c="10"/></text:p>
      <text:p text:style-name="P1">Jump 4 = 3034</text:p>
      <text:p text:style-name="P1">Jump 4 = 3135 Debekov <text:s text:c="13"/>B572305-B He Lo <text:s text:c="21"/>{ 1 } <text:s/>(621-1) [1439] B <text:s text:c="3"/>N <text:s/>- 901 11 ImDv M2 V <text:s text:c="10"/></text:p>
      <text:p text:style-name="P1">Jump 4 = 3136</text:p>
      <text:p text:style-name="P1">Jump 4 = 3137 Alleman <text:s text:c="13"/>A200555-F Ni Va <text:s text:c="21"/>{ 1 } <text:s/>(945-1) [363D] B <text:s text:c="3"/>- <text:s/>- 702 13 ImDv K6 III K1 V <text:s text:c="3"/></text:p>
      <text:p text:style-name="P1">Jump 4 = 3138 Nasaa <text:s text:c="15"/>E425545-9 Ni <text:s text:c="24"/>{ -2 } (942-4) [3337] B <text:s text:c="3"/>- <text:s/>- 320 13 ImDv G8 V <text:s text:c="10"/></text:p>
      <text:p text:style-name="P1">Jump 4 = 3139</text:p>
      <text:p text:style-name="P1">Jump 4 = 3039 Gilnat Paz <text:s text:c="10"/>A535300-E Lo <text:s text:c="24"/>{ 1 } <text:s/>(821-3) [1419] B <text:s text:c="3"/>- <text:s/>- 721 11 ImDv M1 V <text:s text:c="10"/></text:p>
      <text:p text:style-name="P1">Jump 4 = 2940</text:p>
      <text:p text:style-name="P1">Jump 4 = 2840</text:p>
      <text:p text:style-name="P1">Jump 4 = 2701 </text:p>
      <text:p text:style-name="P1">Jump 4 = 2640 Statia <text:s text:c="14"/>B300440-D Ni Va <text:s text:c="21"/>{ 1 } <text:s/>(734-3) [1518] B <text:s text:c="3"/>- <text:s/>- 310 13 ImDv M1 V <text:s text:c="10"/></text:p>
      <text:p text:style-name="P1">Jump 4 = 2540 Kalaalit <text:s text:c="12"/>A7698B9-D Ri Ph Pz <text:s text:c="18"/>{ 3 } <text:s/>(B7E+4) [9B6E] BCe <text:s/>N <text:s/>A 510 6 <text:s/>ImDv M3 V <text:s text:c="10"/></text:p>
      <text:p text:style-name="P1">Jump 4 = 2439</text:p>
      <text:p text:style-name="P1">Jump 4 = 2339</text:p>
      <text:p text:style-name="P1">Jump 4 = 2338</text:p>
      <text:p text:style-name="P1">Jump 4 = 2337 Idi <text:s text:c="17"/>A561436-D Ni <text:s text:c="24"/>{ 1 } <text:s/>(934+1) [354C] B <text:s text:c="3"/>N <text:s/>- 512 10 ImDv G8 V M6 V <text:s text:c="5"/></text:p>
      <text:p text:style-name="P1">Jump 4 = 2336 Kunni <text:s text:c="15"/>A784511-D Ag Ni Pr <text:s text:c="18"/>{ 2 } <text:s/>(846-2) [1719] BcC <text:s/>N <text:s/>- 401 5 <text:s/>ImDv M2 V M0 V <text:s text:c="5"/></text:p>
      <text:p text:style-name="P1">Jump 4 = 2335 Miiliinlur <text:s text:c="10"/>B422665-C He Na Ni Po Mr <text:s text:c="12"/>{ 1 } <text:s/>(E55-1) [473A] B <text:s text:c="3"/>N <text:s/>- 724 13 ImDv G7 V M4 V <text:s text:c="5"/></text:p>
      <text:p text:style-name="P1">Jump 4 = 2434</text:p>
      <text:p text:style-name="P1">Jump 4 = 2534 Zerapii <text:s text:c="13"/>C411774-A Ic Na Pi <text:s text:c="18"/>{ 1 } <text:s/>(D6A-1) [5838] BD <text:s text:c="2"/>S <text:s/>- 822 12 ImDv M1 V <text:s text:c="10"/></text:p>
      <text:p text:style-name="P3">Jump 4 = 2633</text:p>
      <text:p text:style-name="P1"/>
      <text:p text:style-name="P1"/>
      <text:p text:style-name="P2"/>
      <text:p text:style-name="P1">Jump 5 = 2732 Dnak'kritz <text:s text:c="10"/>D582758-7 Ri <text:s text:c="24"/>{ -1 } (967-1) [7657] BC <text:s text:c="2"/>S <text:s/>- 104 7 <text:s/>ImDv G0 V M2 V <text:s text:c="5"/></text:p>
      <text:p text:style-name="P1">Jump 5 = 2832 Telkaa <text:s text:c="14"/>C635515-A Ni <text:s text:c="24"/>{ 0 } <text:s/>(A44-2) [3538] B <text:s text:c="3"/>- <text:s/>- 721 10 ImDv M2 V K3 V K3 V </text:p>
      <text:p text:style-name="P1">Jump 5 = 2933 Kanat <text:s text:c="15"/>B567359-B Lo <text:s text:c="24"/>{ 1 } <text:s/>(921+2) [446C] B <text:s text:c="3"/>- <text:s/>- 513 13 ImDv M2 V <text:s text:c="10"/></text:p>
      <text:p text:style-name="P1">Jump 5 = 3033</text:p>
      <text:p text:style-name="P1">Jump 5 = 3134 Toborit <text:s text:c="13"/>C424664-8 Ni O:2931 <text:s text:c="17"/>{ -2 } (C52-4) [4436] B <text:s text:c="3"/>- <text:s/>- 322 10 ImDv M2 V <text:s text:c="10"/></text:p>
      <text:p text:style-name="P1">Jump 5 = 3234</text:p>
      <text:p text:style-name="P1">Jump 5 = 3235 Debort <text:s text:c="14"/>B581778-A Ri <text:s text:c="24"/>{ 3 } <text:s/>(A6C+3) [7A5A] BC <text:s text:c="2"/>N <text:s/>- 510 14 ImDv F9 V G4 V <text:s text:c="5"/></text:p>
      <text:p text:style-name="P1">Jump 5 = 3236</text:p>
      <text:p text:style-name="P1">Jump 5 = 3237 Zhannag <text:s text:c="13"/>C534373-A Lo <text:s text:c="24"/>{ 0 } <text:s/>(C21-3) [1327] B <text:s text:c="3"/>S <text:s/>- 634 13 ImDv G8 V <text:s text:c="10"/></text:p>
      <text:p text:style-name="P1">Jump 5 = 3238 Lamiina <text:s text:c="13"/>E768330-7 Lo <text:s text:c="24"/>{ -3 } (521-5) [1112] B <text:s text:c="3"/>- <text:s/>- 313 12 ImDv K0 V K1 V <text:s text:c="5"/></text:p>
      <text:p text:style-name="P1">Jump 5 = 3239 Lannazol <text:s text:c="12"/>D845110-7 Lo <text:s text:c="24"/>{ -3 } (311-5) [1112] B <text:s text:c="3"/>S <text:s/>- 301 12 ImDv M3 V <text:s text:c="10"/></text:p>
      <text:p text:style-name="P1">Jump 5 = 3140 Zana <text:s text:c="16"/>E653546-7 Ni Po <text:s text:c="21"/>{ -3 } (741-4) [4246] B <text:s text:c="3"/>- <text:s/>- 310 8 <text:s/>ImDv K0 V M2 V <text:s text:c="5"/></text:p>
      <text:p text:style-name="P1">Jump 5 = 3040</text:p>
      <text:p text:style-name="P1">Jump 5 = 2901 </text:p>
      <text:p text:style-name="P1">Jump 5 = 2801 Gisi <text:s text:c="16"/>B43079B-C De Na Po Pz <text:s text:c="27"/>{ 2 } <text:s/>(D6C+4) [997E] B <text:s text:c="3"/>- <text:s/>A 704 7 <text:s/>ImDv M1 V <text:s text:c="10"/></text:p>
      <text:p text:style-name="P1">Jump 5 = 2702 </text:p>
      <text:p text:style-name="P1">Jump 5 = 2601 Arna <text:s text:c="16"/>C8B8574-A Fl Ni <text:s text:c="33"/>{ 0 } <text:s/>(A44-2) [3538] B <text:s text:c="3"/>S <text:s/>- 703 15 ImDv M0 V M8 V <text:s text:c="5"/></text:p>
      <text:p text:style-name="P1">Jump 5 = 2501 </text:p>
      <text:p text:style-name="P1">Jump 5 = 2440 Shuurdiikha <text:s text:c="9"/>C652569-9 Ni Po O:2540 <text:s text:c="14"/>{ -1 } (843+1) [646A] B <text:s text:c="3"/>S <text:s/>- 810 11 ImDv F8 V M5 V <text:s text:c="5"/></text:p>
      <text:p text:style-name="P1">Jump 5 = 2340 Orguk <text:s text:c="15"/>E545632-6 Ag Ni <text:s text:c="21"/>{ -2 } (852-5) [2412] BC <text:s text:c="2"/>- <text:s/>- 620 7 <text:s/>ImDv M3 V <text:s text:c="10"/></text:p>
      <text:p text:style-name="P1">Jump 5 = 2239</text:p>
      <text:p text:style-name="P1">Jump 5 = 2238 Khugan <text:s text:c="14"/>B786420-B Ni Ga Pa <text:s text:c="18"/>{ 1 } <text:s/>(A34-3) [1516] Bc <text:s text:c="2"/>- <text:s/>- 504 13 ImDv M3 V <text:s text:c="10"/></text:p>
      <text:p text:style-name="P1">Jump 5 = 2237</text:p>
      <text:p text:style-name="P1">Jump 5 = 2236 Gaarid <text:s text:c="14"/>E543746-6 Po Pi <text:s text:c="21"/>{ -2 } (965-3) [6545] BD <text:s text:c="2"/>- <text:s/>- 213 10 ImDv K7 V M2 V <text:s text:c="5"/></text:p>
      <text:p text:style-name="P1">Jump 5 = 2235 Rishin <text:s text:c="14"/>E31057B-9 Ni <text:s text:c="24"/>{ -2 } (D42+1) [737B] B <text:s text:c="3"/>- <text:s/>- 824 14 ImDv G0 V <text:s text:c="10"/></text:p>
      <text:p text:style-name="P1">Jump 5 = 2234</text:p>
      <text:p text:style-name="P1">Jump 5 = 2334</text:p>
      <text:p text:style-name="P1">Jump 5 = 2433 Ashuugakher <text:s text:c="9"/>C310899-8 Na Ph Pi <text:s text:c="18"/>{ -1 } (C77+1) [9769] BDe <text:s/>- <text:s/>- 620 8 <text:s/>ImDv G6 V <text:s text:c="10"/></text:p>
      <text:p text:style-name="P1">Jump 5 = 2533 Aki <text:s text:c="17"/>D697AFF-A Hi In Pz <text:s text:c="18"/>{ 2 } <text:s/>(D9C+5) [FCAF] BE <text:s text:c="2"/>- <text:s/>A 110 13 ImDv F5 V M0 V <text:s text:c="5"/></text:p>
      <text:p text:style-name="P1">Jump 5 = 2632</text:p>
      <text:p text:style-name="P1"/>
      <text:p text:style-name="P1"/>
      <text:p text:style-name="P2"/>
      <text:p text:style-name="P1">--------------------------------------------------------------------------------</text:p>
      <text:p text:style-name="P1">Jump 6 = 2731</text:p>
      <text:p text:style-name="P1">Jump 6 = 2831 Kiimzhal <text:s text:c="12"/>C55455A-A Ag Ni <text:s text:c="21"/>{ 1 } <text:s/>(845+3) [767C] BC <text:s text:c="2"/>- <text:s/>- 801 8 <text:s/>ImDv M3 V M7 V <text:s text:c="5"/></text:p>
      <text:p text:style-name="P1">Jump 6 = 2932 Zanski <text:s text:c="14"/>B585530-B Ag Ni Pr <text:s text:c="18"/>{ 3 } <text:s/>(A47-1) [1816] BcC <text:s/>NW - 421 12 ImDv M3 V <text:s text:c="10"/></text:p>
      <text:p text:style-name="P1">Jump 6 = 3032 Matuyama <text:s text:c="12"/>C540899-8 De He Po Ph Pi <text:s text:c="12"/>{ -1 } (F77+1) [9769] BDe <text:s/>- <text:s/>- 323 8 <text:s/>ImDv G0 V M0 V <text:s text:c="5"/></text:p>
      <text:p text:style-name="P1">Jump 6 = 3133</text:p>
      <text:p text:style-name="P1">Jump 6 = 3233</text:p>
      <text:p text:style-name="P1">Jump 6 = 0134 Erlukam <text:s text:c="13"/>A437200-F Lo <text:s text:c="22"/>{ 1 } <text:s/>(711-3) [131A] B <text:s text:c="3"/>N <text:s/>- 312 12 ImDa M2 V <text:s text:c="9"/></text:p>
      <text:p text:style-name="P1">Jump 6 = 0135 </text:p>
      <text:p text:style-name="P1">Jump 6 = 0136 Ram Sho <text:s text:c="13"/>C675662-8 Ag Ni O:0138 <text:s text:c="12"/>{ -1 } (C53-5) [2514] BC <text:s text:c="2"/>- <text:s/>- 104 7 <text:s/>ImDa G0 V <text:s text:c="9"/></text:p>
      <text:p text:style-name="P1">Jump 6 = 0137 </text:p>
      <text:p text:style-name="P1">Jump 6 = 0138 Amkash <text:s text:c="14"/>B4277AC-A Pi Pz <text:s text:c="19"/>{ 2 } <text:s/>(C6B+5) [A98D] BD <text:s text:c="2"/>- <text:s/>A 812 12 ImDa M2 V <text:s text:c="9"/></text:p>
      <text:p text:style-name="P1">Jump 6 = 0139 Polaz <text:s text:c="15"/>C744202-A Lo <text:s text:c="22"/>{ 0 } <text:s/>(811-4) [1216] B <text:s text:c="3"/>- <text:s/>- 213 8 <text:s/>ImDa M2 V <text:s text:c="9"/></text:p>
      <text:p text:style-name="P1">Jump 6 = 0140 Vodyr <text:s text:c="15"/>B782999-A Hi Pr <text:s text:c="19"/>{ 3 } <text:s/>(G8D+4) [AC6B] BcE <text:s/>- <text:s/>- 414 12 ImDa G8 V <text:s text:c="9"/></text:p>
      <text:p text:style-name="P1">Jump 6 = 3240</text:p>
      <text:p text:style-name="P1">Jump 6 = 3101 Iimkhir <text:s text:c="13"/>B552576-B Ni Po <text:s text:c="33"/>{ 1 } <text:s/>(A45+1) [464A] B <text:s text:c="3"/>- <text:s/>- 203 13 ImDv M2 V <text:s text:c="10"/></text:p>
      <text:p text:style-name="P1">Jump 6 = 3001 Ersharsa <text:s text:c="12"/>C89A644-A Ni Wa Sa <text:s text:c="30"/>{ 0 } <text:s/>(A54-2) [4638] B <text:s text:c="3"/>- <text:s/>- 802 13 ImDv K3 V <text:s text:c="10"/></text:p>
      <text:p text:style-name="P1">Jump 6 = 2902 </text:p>
      <text:p text:style-name="P1">Jump 6 = 2802 Mikakesh <text:s text:c="12"/>C300664-A Na Ni Va O:2803 <text:s text:c="23"/>{ 0 } <text:s/>(C54-2) [4638] B <text:s text:c="3"/>- <text:s/>- 304 9 <text:s/>ImDv M3 V <text:s text:c="10"/></text:p>
      <text:p text:style-name="P1">Jump 6 = 2703 Irdiish <text:s text:c="13"/>B649446-A Ni <text:s text:c="36"/>{ 1 } <text:s/>(934+1) [3549] B <text:s text:c="3"/>- <text:s/>- 903 14 ImDv M1 V <text:s text:c="10"/></text:p>
      <text:p text:style-name="P1">Jump 6 = 2602 Aashma <text:s text:c="14"/>C00056A-9 As Ni Va Mr <text:s text:c="27"/>{ -1 } (A43+1) [747B] B <text:s text:c="3"/>S <text:s/>- 703 9 <text:s/>ImDv M1 V G1 V <text:s text:c="5"/></text:p>
      <text:p text:style-name="P1">Jump 6 = 2502 </text:p>
      <text:p text:style-name="P1">Jump 6 = 2401 </text:p>
      <text:p text:style-name="P1">Jump 6 = 2301 </text:p>
      <text:p text:style-name="P1">Jump 6 = 2240 Bakor <text:s text:c="15"/>B878869-8 Pa Ph Pi Mr <text:s text:c="15"/>{ 0 } <text:s/>(B78+1) [9869] BcDe N <text:s/>- 710 17 ImDv K0 V M3 V <text:s text:c="5"/></text:p>
      <text:p text:style-name="P1">Jump 6 = 2140</text:p>
      <text:p text:style-name="P1">Jump 6 = 2139 Zolo <text:s text:c="16"/>C6286BB-9 Ni Da <text:s text:c="21"/>{ -1 } (953+1) [857B] B <text:s text:c="3"/>- <text:s/>A 701 12 ImDv M1 V <text:s text:c="10"/></text:p>
      <text:p text:style-name="P1">Jump 6 = 2138 Istuary <text:s text:c="13"/>B582ABA-E Hi Pz <text:s text:c="21"/>{ 3 } <text:s/>(G9F+5) [CD7G] BE <text:s text:c="2"/>- <text:s/>A 122 14 ImDv M1 V <text:s text:c="10"/></text:p>
      <text:p text:style-name="P1">Jump 6 = 2137 Shaka <text:s text:c="15"/>E410200-A Lo <text:s text:c="24"/>{ -1 } (711-5) [1115] B <text:s text:c="3"/>- <text:s/>- 512 9 <text:s/>ImDv F0 V <text:s text:c="10"/></text:p>
      <text:p text:style-name="P1">Jump 6 = 2136</text:p>
      <text:p text:style-name="P1">Jump 6 = 2135</text:p>
      <text:p text:style-name="P1">Jump 6 = 2134 Zemal <text:s text:c="15"/>C699124-A Lo <text:s text:c="24"/>{ 0 } <text:s/>(411-2) [1138] B <text:s text:c="3"/>S <text:s/>- 410 8 <text:s/>ImDv M3 V M5 V <text:s text:c="5"/></text:p>
      <text:p text:style-name="P1">Jump 6 = 2233 Segikin <text:s text:c="13"/>D768A77-7 Hi <text:s text:c="24"/>{ -1 } (C98-1) [A957] BE <text:s text:c="2"/>S <text:s/>- 501 11 ImDv M3 V <text:s text:c="10"/></text:p>
      <text:p text:style-name="P1">Jump 6 = 2333</text:p>
      <text:p text:style-name="P1">Jump 6 = 2432 Korm <text:s text:c="16"/>B987867-A Ri Pa Ph Mr <text:s text:c="15"/>{ 3 } <text:s/>(D7C+3) [8B5A] BcCe N <text:s/>- 503 13 ImDv M0 V <text:s text:c="10"/></text:p>
      <text:p text:style-name="P1">Jump 6 = 2532</text:p>
      <text:p text:style-name="P1">Jump 6 = 2631 Kane <text:s text:c="16"/>E789ABE-A Hi Pz <text:s text:c="21"/>{ 1 } <text:s/>(H9B+5) [EB9E] BE <text:s text:c="2"/>- <text:s/>A 723 10 ImDv K9 V <text:s text:c="10"/></text:p>
      <text:p text:style-name="P1"/>
      <text:p text:style-name="P1"/>
      <text:p text:style-name="P2"/>
      <text:p text:style-name="P1">--------------------------------------------------------------------------------</text:p>
      <text:p text:style-name="P1">Jump 7 = 2730</text:p>
      <text:p text:style-name="P1">Jump 7 = 2830 Lezaneraz <text:s text:c="11"/>E547455-8 Ni Pa <text:s text:c="21"/>{ -3 } (831-5) [2136] Bc <text:s text:c="2"/>- <text:s/>- 202 7 <text:s/>ImDv M2 V <text:s text:c="10"/></text:p>
      <text:p text:style-name="P1">Jump 7 = 2931 Icuspin <text:s text:c="13"/>A200976-F Hi In Na Va Cp <text:s text:c="12"/>{ 4 } <text:s/>(D8G+3) [8D4E] BEF <text:s/>- <text:s/>- 820 13 ImDv M2 V <text:s text:c="10"/></text:p>
      <text:p text:style-name="P1">Jump 7 = 3031 New Salen <text:s text:c="11"/>C202974-C Hi Ic In Na Va <text:s text:c="12"/>{ 3 } <text:s/>(D8E+1) [7C3A] BE <text:s text:c="2"/>- <text:s/>- 920 13 ImDv M2 V <text:s text:c="10"/></text:p>
      <text:p text:style-name="P1">Jump 7 = 3132</text:p>
      <text:p text:style-name="P1">Jump 7 = 3232 Tamayo <text:s text:c="14"/>A779568-C Ni O:2931 <text:s text:c="17"/>{ 1 } <text:s/>(845+1) [565C] B <text:s text:c="3"/>- <text:s/>- 601 11 ImDv M0 V G6 V M6 V </text:p>
      <text:p text:style-name="P1">Jump 7 = 0133 Ribunu <text:s text:c="14"/>B655743-8 Ag Ga Pz <text:s text:c="16"/>{ 1 } <text:s/>(969-2) [4825] BC <text:s text:c="2"/>S <text:s/>A 300 7 <text:s/>ImDa M0 V <text:s text:c="9"/></text:p>
      <text:p text:style-name="P1">Jump 7 = 0233 </text:p>
      <text:p text:style-name="P1">Jump 7 = 0234 Irkila <text:s text:c="14"/>C583504-A Ni Pr <text:s text:c="19"/>{ 0 } <text:s/>(C44-2) [3538] Bc <text:s text:c="2"/>- <text:s/>- 714 10 ImDa K4 V <text:s text:c="9"/></text:p>
      <text:p text:style-name="P1">Jump 7 = 0235 Gidin <text:s text:c="15"/>B3106A9-C Na Ni <text:s text:c="19"/>{ 1 } <text:s/>(955+2) [776D] B <text:s text:c="3"/>- <text:s/>- 610 14 ImDa M2 V <text:s text:c="9"/></text:p>
      <text:p text:style-name="P1">Jump 7 = 0236 Sered Pha <text:s text:c="11"/>A524367-E Lo O:0235 <text:s text:c="15"/>{ 1 } <text:s/>(921+1) [345E] B <text:s text:c="3"/>- <text:s/>- 513 7 <text:s/>ImDa M3 V M8 V <text:s text:c="4"/></text:p>
      <text:p text:style-name="P1">Jump 7 = 0237 Sulai <text:s text:c="15"/>E42299C-A He Hi In Na Po Pz <text:s text:c="7"/>{ 2 } <text:s/>(D8C+5) [CB8D] BE <text:s text:c="2"/>- <text:s/>A 920 13 ImDa M0 V <text:s text:c="9"/></text:p>
      <text:p text:style-name="P1">Jump 7 = 0238 </text:p>
      <text:p text:style-name="P1">Jump 7 = 0239 Iidimar <text:s text:c="13"/>C6B58BB-8 Fl Ph Pz <text:s text:c="16"/>{ -1 } (E77+1) [A77A] Be <text:s text:c="2"/>- <text:s/>A 104 7 <text:s/>ImDa F2 V <text:s text:c="9"/></text:p>
      <text:p text:style-name="P1">Jump 7 = 0240 </text:p>
      <text:p text:style-name="P1">Jump 7 = 0101 </text:p>
      <text:p text:style-name="P1">Jump 7 = 3201 </text:p>
      <text:p text:style-name="P1">Jump 7 = 3102 </text:p>
      <text:p text:style-name="P1">Jump 7 = 3002 </text:p>
      <text:p text:style-name="P1">Jump 7 = 2903 </text:p>
      <text:p text:style-name="P1">Jump 7 = 2803 Jarsae <text:s text:c="14"/>C569776-9 Ri <text:s text:c="36"/>{ 1 } <text:s/>(D6A+1) [6848] BC <text:s text:c="2"/>S <text:s/>- 913 7 <text:s/>ImDv G0 V M4 V <text:s text:c="5"/></text:p>
      <text:p text:style-name="P1">Jump 7 = 2704 </text:p>
      <text:p text:style-name="P1">Jump 7 = 2603 Khi <text:s text:c="17"/>A685202-E Lo Ga RsA <text:s text:c="29"/>{ 1 } <text:s/>(811-3) [131A] B <text:s text:c="3"/>- <text:s/>- 804 12 ImDv M0 V <text:s text:c="10"/></text:p>
      <text:p text:style-name="P1">Jump 7 = 2503 </text:p>
      <text:p text:style-name="P1">Jump 7 = 2402 Rabir <text:s text:c="15"/>C540777-8 De He Po Pi <text:s text:c="27"/>{ -1 } (B67-1) [7658] BD <text:s text:c="2"/>- <text:s/>- 402 10 ImDv K3 V <text:s text:c="10"/></text:p>
      <text:p text:style-name="P1">Jump 7 = 2302 Anka <text:s text:c="16"/>B546444-8 Ni Pa <text:s text:c="33"/>{ 0 } <text:s/>(933-2) [2436] Bc <text:s text:c="2"/>NS - 103 10 ImDv M0 V M2 V <text:s text:c="5"/></text:p>
      <text:p text:style-name="P1">Jump 7 = 2201 </text:p>
      <text:p text:style-name="P1">Jump 7 = 2101 </text:p>
      <text:p text:style-name="P1">Jump 7 = 2040</text:p>
      <text:p text:style-name="P1">Jump 7 = 2039 Miizam <text:s text:c="14"/>B573577-B Ni <text:s text:c="24"/>{ 1 } <text:s/>(845+1) [565B] B <text:s text:c="3"/>- <text:s/>- 310 5 <text:s/>ImDv M2 V M0 V <text:s text:c="5"/></text:p>
      <text:p text:style-name="P1">Jump 7 = 2038</text:p>
      <text:p text:style-name="P1">Jump 7 = 2037</text:p>
      <text:p text:style-name="P1">Jump 7 = 2036 Diinagar <text:s text:c="12"/>C560423-9 De Ni <text:s text:c="21"/>{ -1 } (732-4) [1326] B <text:s text:c="3"/>S <text:s/>- 610 15 ImDv K0 V M2 V <text:s text:c="5"/></text:p>
      <text:p text:style-name="P1">Jump 7 = 2039 Miizam <text:s text:c="14"/>B573577-B Ni <text:s text:c="24"/>{ 1 } <text:s/>(845+1) [565B] B <text:s text:c="3"/>- <text:s/>- 310 5 <text:s/>ImDv M2 V M0 V <text:s text:c="5"/></text:p>
      <text:p text:style-name="P1">Jump 7 = 2040</text:p>
      <text:p text:style-name="P1">Jump 7 = 2001 </text:p>
      <text:p text:style-name="P1">Jump 7 = 2133 Iddun <text:s text:c="15"/>D583201-8 Lo An <text:s text:c="21"/>{ -3 } (611-5) [1114] B <text:s text:c="3"/>- <text:s/>- 320 10 ImDv F7 V <text:s text:c="10"/></text:p>
      <text:p text:style-name="P1">Jump 7 = 2232 Gikarlum <text:s text:c="12"/>B999542-A Ni <text:s text:c="24"/>{ 1 } <text:s/>(845-3) [1616] B <text:s text:c="3"/>S <text:s/>- 810 15 ImDv G2 V M3 V <text:s text:c="5"/></text:p>
      <text:p text:style-name="P1">Jump 7 = 2332 Zaakkusham <text:s text:c="10"/>D583520-7 Ni Pr <text:s text:c="21"/>{ -3 } (741-5) [1212] Bc <text:s text:c="2"/>- <text:s/>- 101 12 ImDv M1 V M8 V <text:s text:c="5"/></text:p>
      <text:p text:style-name="P1">Jump 7 = 2431 Dusekhip <text:s text:c="12"/>B633964-D Hi Na Po O:2432 <text:s text:c="11"/>{ 3 } <text:s/>(F8F+1) [7C3B] BE <text:s text:c="2"/>S <text:s/>- 822 10 ImDv K7 V <text:s text:c="10"/></text:p>
      <text:p text:style-name="P1">Jump 7 = 2531 Kiddinu <text:s text:c="13"/>B555553-C Ag Ni <text:s text:c="21"/>{ 2 } <text:s/>(E46-1) [2729] BC <text:s text:c="2"/>- <text:s/>- 434 11 ImDv M0 V <text:s text:c="10"/></text:p>
      <text:p text:style-name="P3">Jump 7 = 2630</text:p>
      <text:p text:style-name="P1"/>
      <text:p text:style-name="P1"/>
      <text:p text:style-name="P2"/>
      <text:p text:style-name="P1">Jump 8 = 2729</text:p>
      <text:p text:style-name="P1">Jump 8 = 2829 Luukon <text:s text:c="14"/>A5779B6-C Hi In Cp <text:s text:c="18"/>{ 4 } <text:s/>(C8F+3) [8D4B] BEF <text:s/>N <text:s/>- 601 11 ImDv K3 V M1 V <text:s text:c="5"/></text:p>
      <text:p text:style-name="P1">Jump 8 = 2930</text:p>
      <text:p text:style-name="P1">Jump 8 = 3030</text:p>
      <text:p text:style-name="P1">Jump 8 = 3131 Maamibrin <text:s text:c="11"/>B5629CA-C Hi Pr Pz <text:s text:c="18"/>{ 3 } <text:s/>(D8E+5) [BC7E] BcE <text:s/>- <text:s/>A 120 13 ImDv F7 V <text:s text:c="10"/></text:p>
      <text:p text:style-name="P1">Jump 8 = 3231 Vanutappan <text:s text:c="10"/>B547547-B Ag Ni <text:s text:c="21"/>{ 2 } <text:s/>(D46+2) [575B] BC <text:s text:c="2"/>- <text:s/>- 624 14 ImDv F7 V M9 V <text:s text:c="5"/></text:p>
      <text:p text:style-name="P1">Jump 8 = 0132 Samphan <text:s text:c="13"/>C797200-8 Lo <text:s text:c="22"/>{ -2 } (511-5) [1113] B <text:s text:c="3"/>- <text:s/>- 910 10 ImDa G7 V <text:s text:c="9"/></text:p>
      <text:p text:style-name="P1">Jump 8 = 0232 Kulas Pha <text:s text:c="11"/>C646344-7 Lo <text:s text:c="22"/>{ -2 } (521-4) [1135] B <text:s text:c="3"/>- <text:s/>- 213 11 ImDa G1 V <text:s text:c="9"/></text:p>
      <text:p text:style-name="P1">Jump 8 = 0333 </text:p>
      <text:p text:style-name="P1">Jump 8 = 0334 Galake <text:s text:c="14"/>C795648-8 Ag Ni <text:s text:c="19"/>{ -1 } (D53-1) [6558] BC <text:s text:c="2"/>- <text:s/>- 714 13 ImDa G1 V <text:s text:c="9"/></text:p>
      <text:p text:style-name="P1">Jump 8 = 0335 Ragapa <text:s text:c="14"/>E403472-8 Ic Ni Va <text:s text:c="16"/>{ -3 } (931-5) [1114] B <text:s text:c="3"/>- <text:s/>- 403 15 ImDa M0 V <text:s text:c="9"/></text:p>
      <text:p text:style-name="P1">Jump 8 = 0336 Kakilar <text:s text:c="13"/>C310101-B Lo <text:s text:c="22"/>{ 0 } <text:s/>(711-4) [1117] B <text:s text:c="3"/>- <text:s/>- 513 7 <text:s/>ImDa M3 V <text:s text:c="9"/></text:p>
      <text:p text:style-name="P1">Jump 8 = 0337 Canback <text:s text:c="13"/>C556300-A Lo <text:s text:c="22"/>{ 0 } <text:s/>(721-4) [1315] B <text:s text:c="3"/>S <text:s/>- 520 13 ImDa G3 V M6 V <text:s text:c="4"/></text:p>
      <text:p text:style-name="P1">Jump 8 = 0338 Maelgard <text:s text:c="12"/>A947558-E Ag Ni <text:s text:c="19"/>{ 2 } <text:s/>(946+2) [575E] BC <text:s text:c="2"/>- <text:s/>- 402 9 <text:s/>ImDa G0 V M7 V <text:s text:c="4"/></text:p>
      <text:p text:style-name="P1">Jump 8 = 0339 </text:p>
      <text:p text:style-name="P1">Jump 8 = 0340 </text:p>
      <text:p text:style-name="P1">Jump 8 = 0301 </text:p>
      <text:p text:style-name="P1">Jump 8 = 0201 </text:p>
      <text:p text:style-name="P1">Jump 8 = 0102 </text:p>
      <text:p text:style-name="P1">Jump 8 = 3202 Lir <text:s text:c="17"/>C576442-9 Ni Pa <text:s text:c="33"/>{ -1 } (732-5) [1315] Bc <text:s text:c="2"/>S <text:s/>- 401 13 ImDv M3 V M6 V <text:s text:c="5"/></text:p>
      <text:p text:style-name="P1">Jump 8 = 3103 Karsa <text:s text:c="15"/>C7A88A8-8 Fl Ph <text:s text:c="33"/>{ -1 } (C77-1) [8758] Be <text:s text:c="2"/>- <text:s/>- 302 15 ImDv K6 IV <text:s text:c="9"/></text:p>
      <text:p text:style-name="P1">Jump 8 = 3003 </text:p>
      <text:p text:style-name="P1">Jump 8 = 2904 Oumuu <text:s text:c="15"/>C97A575-7 Ni Wa <text:s text:c="33"/>{ -2 } (742-4) [3335] B <text:s text:c="3"/>- <text:s/>- 900 10 ImDv M0 V <text:s text:c="10"/></text:p>
      <text:p text:style-name="P1">Jump 8 = 2804 </text:p>
      <text:p text:style-name="P1">Jump 8 = 2705 </text:p>
      <text:p text:style-name="P1">Jump 8 = 2604 Irsaar <text:s text:c="14"/>C884869-8 Ri Pa Ph Mr <text:s text:c="27"/>{ 0 } <text:s/>(C78+1) [9869] BcCe S <text:s/>- 102 10 ImDv M2 V <text:s text:c="10"/></text:p>
      <text:p text:style-name="P1">Jump 8 = 2504 </text:p>
      <text:p text:style-name="P1">Jump 8 = 2403 </text:p>
      <text:p text:style-name="P1">Jump 8 = 2303 </text:p>
      <text:p text:style-name="P1">Jump 8 = 2202 Misaruu <text:s text:c="13"/>C527747-7 Pi (Feime)? Re Sa <text:s text:c="21"/>{ -1 } (967-1) [7657] BD <text:s text:c="2"/>- <text:s/>- 413 11 ImDv M1 V <text:s text:c="10"/></text:p>
      <text:p text:style-name="P1">Jump 8 = 2102 </text:p>
      <text:p text:style-name="P1">Jump 8 = 2001 </text:p>
      <text:p text:style-name="P1">Jump 8 = 1901 Imga <text:s text:c="16"/>C663320-8 Lo <text:s text:c="36"/>{ -2 } (721-5) [1113] B <text:s text:c="3"/>- <text:s/>- 602 12 ImDv M1 V <text:s text:c="10"/></text:p>
      <text:p text:style-name="P1">Jump 8 = 1940</text:p>
      <text:p text:style-name="P1">Jump 8 = 1939</text:p>
      <text:p text:style-name="P1">Jump 8 = 1938</text:p>
      <text:p text:style-name="P1">Jump 8 = 1937 Nulisud <text:s text:c="13"/>A8A368A-D Fl Ni Cp <text:s text:c="18"/>{ 1 } <text:s/>(B55+3) [877F] B <text:s text:c="3"/>N <text:s/>- 421 15 ImDv K3 V <text:s text:c="10"/></text:p>
      <text:p text:style-name="P1">Jump 8 = 1936 Ekhin <text:s text:c="15"/>E400673-7 Na Ni Va <text:s text:c="18"/>{ -3 } (851-5) [3324] B <text:s text:c="3"/>- <text:s/>- 701 8 <text:s/>ImDv M0 III M7 V <text:s text:c="3"/></text:p>
      <text:p text:style-name="P1">Jump 8 = 1935</text:p>
      <text:p text:style-name="P1">Jump 8 = 1934</text:p>
      <text:p text:style-name="P1">Jump 8 = 1933 Kaskar <text:s text:c="14"/>C673664-7 Ni O:2035 <text:s text:c="17"/>{ -2 } (852-4) [4435] B <text:s text:c="3"/>- <text:s/>- 901 12 ImDv K6 V M0 V <text:s text:c="5"/></text:p>
      <text:p text:style-name="P1">Jump 8 = 2032 Vuldaan <text:s text:c="13"/>C522765-9 He Na Po Pi O:2035 <text:s text:c="8"/>{ 0 } <text:s/>(E69-2) [5737] BD <text:s text:c="2"/>- <text:s/>- 623 12 ImDv F8 V <text:s text:c="10"/></text:p>
      <text:p text:style-name="P1">Jump 8 = 2132 Imshiig <text:s text:c="13"/>B574545-A Ag Ni <text:s text:c="21"/>{ 3 } <text:s/>(947+1) [3838] BC <text:s text:c="2"/>NS - 620 12 ImDv M3 V <text:s text:c="10"/></text:p>
      <text:p text:style-name="P1">Jump 8 = 2231</text:p>
      <text:p text:style-name="P1">Jump 8 = 2331 Aaluggidira <text:s text:c="9"/>C79A304-C Lo Wa <text:s text:c="21"/>{ 0 } <text:s/>(821-2) [133A] B <text:s text:c="3"/>- <text:s/>- 703 11 ImDv F3 V <text:s text:c="10"/></text:p>
      <text:p text:style-name="P1">Jump 8 = 2430</text:p>
      <text:p text:style-name="P1">Jump 8 = 2530 Thaggesh <text:s text:c="12"/>B6668A8-A Ga Ri Pa Ph (Thaggeshi) <text:s text:c="3"/>{ 3 } <text:s/>(B7C+3) [8B5A] BcCe - <text:s/>- 601 14 ImDv F6 V M7 V M6 V </text:p>
      <text:p text:style-name="P3">Jump 8 = 2629 Rikaan <text:s text:c="14"/>D8D8898-7 Ph <text:s text:c="24"/>{ -2 } (A76-2) [8657] Be <text:s text:c="2"/>S <text:s/>- 710 9 <text:s/>ImDv M2 V <text:s text:c="10"/></text:p>
      <text:p text:style-name="P1"/>
      <text:p text:style-name="P1"/>
      <text:p text:style-name="P2"/>
      <text:p text:style-name="P1">Jump 9 = 2728 Depot <text:s text:c="15"/>A59466A-C Ag Ni Da Mr <text:s text:c="15"/>{ 3 } <text:s/>(B57+5) [897E] BC <text:s text:c="2"/>D <text:s/>A 121 13 ImDv K6 V <text:s text:c="10"/></text:p>
      <text:p text:style-name="P1">Jump 9 = 2828</text:p>
      <text:p text:style-name="P1">Jump 9 = 2929</text:p>
      <text:p text:style-name="P1">Jump 9 = 3029 Kamolad <text:s text:c="13"/>C8D8355-B Lo <text:s text:c="24"/>{ 0 } <text:s/>(621-2) [1339] B <text:s text:c="3"/>- <text:s/>- 801 12 ImDv M1 V M4 V G4 V </text:p>
      <text:p text:style-name="P1">Jump 9 = 3130 Gamidan <text:s text:c="13"/>CA5A454-9 Ni Oc <text:s text:c="21"/>{ -1 } (932-3) [2337] B <text:s text:c="3"/>- <text:s/>- 512 15 ImDv M1 V G1 V <text:s text:c="5"/></text:p>
      <text:p text:style-name="P1">Jump 9 = 3230</text:p>
      <text:p text:style-name="P1">Jump 9 = 0131 </text:p>
      <text:p text:style-name="P1">Jump 9 = 0231 </text:p>
      <text:p text:style-name="P1">Jump 9 = 0332 Panak Pha <text:s text:c="11"/>C000400-D As Ni Va <text:s text:c="16"/>{ 0 } <text:s/>(633-4) [1418] B <text:s text:c="3"/>S <text:s/>- 400 6 <text:s/>ImDa M0 V M2 V M8 V</text:p>
      <text:p text:style-name="P1">Jump 9 = 0432 </text:p>
      <text:p text:style-name="P1">Jump 9 = 0433 </text:p>
      <text:p text:style-name="P1">Jump 9 = 0434 Anga <text:s text:c="16"/>A512669-D Ic Na Ni O:0331 <text:s text:c="9"/>{ 1 } <text:s/>(B55+2) [776E] B <text:s text:c="3"/>- <text:s/>- 103 9 <text:s/>ImDa K4 V M3 V <text:s text:c="4"/></text:p>
      <text:p text:style-name="P1">Jump 9 = 0435 </text:p>
      <text:p text:style-name="P1">Jump 9 = 0437 Inader <text:s text:c="14"/>E565777-4 Ag Ri <text:s text:c="19"/>{ 0 } <text:s/>(966+1) [7754] BC <text:s text:c="2"/>- <text:s/>- 602 11 ImDa K7 V <text:s text:c="9"/></text:p>
      <text:p text:style-name="P1">Jump 9 = 0438 </text:p>
      <text:p text:style-name="P1">Jump 9 = 0439 </text:p>
      <text:p text:style-name="P1">Jump 9 = 0440 </text:p>
      <text:p text:style-name="P1">Jump 9 = 0401 </text:p>
      <text:p text:style-name="P1">Jump 9 = 0302 Khaam <text:s text:c="15"/>B597488-A Ni Pa <text:s text:c="16"/>{ 1 } <text:s/>(734+1) [455A] Bc <text:s text:c="3"/>N <text:s/>- 701 13 ImDc M1 V <text:s text:c="10"/></text:p>
      <text:p text:style-name="P1">Jump 9 = 0202 Azimuth <text:s text:c="13"/>B847427-B Ni Pa <text:s text:c="16"/>{ 1 } <text:s/>(634+1) [455B] Bc <text:s text:c="3"/>N <text:s/>- 200 13 ImDc M2 V M7 V <text:s text:c="5"/></text:p>
      <text:p text:style-name="P1">Jump 9 = 0103 Irkigkhan <text:s text:c="11"/>C9C4733-9 Fl <text:s text:c="19"/>{ 0 } <text:s/>(E69-3) [4726] B <text:s text:c="4"/>- <text:s/>- 123 8 <text:s/>ImDc M2 V <text:s text:c="10"/></text:p>
      <text:p text:style-name="P1">Jump 9 = 3203 </text:p>
      <text:p text:style-name="P1">Jump 9 = 3104 </text:p>
      <text:p text:style-name="P1">Jump 9 = 3004 Aadshas <text:s text:c="13"/>B57187A-A He Ph Pi <text:s text:c="30"/>{ 2 } <text:s/>(A7B+4) [AA7C] BDe <text:s/>N <text:s/>- 200 3 <text:s/>ImDv M2 V <text:s text:c="10"/></text:p>
      <text:p text:style-name="P1">Jump 9 = 2905 </text:p>
      <text:p text:style-name="P1">Jump 9 = 2805 </text:p>
      <text:p text:style-name="P1">Jump 9 = 2706 Khiradu <text:s text:c="13"/>A542886-C He Po Ph Pi Sa <text:s text:c="24"/>{ 2 } <text:s/>(F7C+1) [7A4B] BDe <text:s/>- <text:s/>- 314 11 ImDv G2 V <text:s text:c="10"/></text:p>
      <text:p text:style-name="P1">Jump 9 = 2605 Shigkhu <text:s text:c="13"/>C643340-9 Lo Po <text:s text:c="33"/>{ -1 } (721-5) [1214] B <text:s text:c="3"/>S <text:s/>- 820 11 ImDv G1 V <text:s text:c="10"/></text:p>
      <text:p text:style-name="P1">Jump 9 = 2505 Urpa <text:s text:c="16"/>B776555-B Ag Ni (Urpayans) <text:s text:c="22"/>{ 2 } <text:s/>(A46+1) [3739] BC <text:s text:c="2"/>- <text:s/>- 803 14 ImDv K4 V <text:s text:c="10"/></text:p>
      <text:p text:style-name="P1">Jump 9 = 2404 </text:p>
      <text:p text:style-name="P1">Jump 9 = 2304 Drogheda <text:s text:c="12"/>B8A879A-B Fl <text:s text:c="36"/>{ 3 } <text:s/>(A6D+5) [9A7D] B <text:s text:c="3"/>NS - 410 10 ImDv M3 V <text:s text:c="10"/></text:p>
      <text:p text:style-name="P1">Jump 9 = 2203 Khumsada <text:s text:c="12"/>C7698B8-7 Ri Ph <text:s text:c="33"/>{ 0 } <text:s/>(A78+1) [8857] BCe <text:s/>- <text:s/>- 221 6 <text:s/>ImDv G1 V M3 V <text:s text:c="5"/></text:p>
      <text:p text:style-name="P1">Jump 9 = 2103 </text:p>
      <text:p text:style-name="P1">Jump 9 = 2002 Arkhuu <text:s text:c="14"/>B54966A-B Ni Mr <text:s text:c="33"/>{ 1 } <text:s/>(A55+3) [877D] B <text:s text:c="3"/>N <text:s/>- 420 10 ImDv K0 V <text:s text:c="10"/></text:p>
      <text:p text:style-name="P1">Jump 9 = 1902 </text:p>
      <text:p text:style-name="P1">Jump 9 = 1801 Gursa <text:s text:c="15"/>C54737B-9 Lo <text:s text:c="36"/>{ -1 } (821+1) [527B] B <text:s text:c="3"/>- <text:s/>- 203 12 ImDv K2 V <text:s text:c="10"/></text:p>
      <text:p text:style-name="P1">Jump 9 = 1840</text:p>
      <text:p text:style-name="P1">Jump 9 = 1839 Kordanor <text:s text:c="12"/>D778796-6 Ag Pi <text:s text:c="21"/>{ -1 } (966-2) [6645] BCD <text:s/>- <text:s/>- 303 17 ImDv M3 V <text:s text:c="10"/></text:p>
      <text:p text:style-name="P1">Jump 9 = 1838</text:p>
      <text:p text:style-name="P1">Jump 9 = 1837</text:p>
      <text:p text:style-name="P1">Jump 9 = 1836</text:p>
      <text:p text:style-name="P1">Jump 9 = 1835</text:p>
      <text:p text:style-name="P1">Jump 9 = 1834</text:p>
      <text:p text:style-name="P1">Jump 9 = 1833 Shadi <text:s text:c="15"/>B597445-B Ni Pa <text:s text:c="21"/>{ 1 } <text:s/>(734-1) [2539] Bc <text:s text:c="2"/>N <text:s/>- 901 11 ImDv G6 V M3 V <text:s text:c="5"/></text:p>
      <text:p text:style-name="P1">Jump 9 = 1932 Sharan <text:s text:c="14"/>C765323-9 Lo Ga <text:s text:c="21"/>{ -1 } (B21-4) [1226] B <text:s text:c="3"/>S <text:s/>- 124 9 <text:s/>ImDv G8 V <text:s text:c="10"/></text:p>
      <text:p text:style-name="P1">Jump 9 = 2031</text:p>
      <text:p text:style-name="P1">Jump 9 = 2131</text:p>
      <text:p text:style-name="P1">Jump 9 = 2230</text:p>
      <text:p text:style-name="P1">Jump 9 = 2330 Umzgaa <text:s text:c="14"/>C000311-C As Lo Va <text:s text:c="18"/>{ 0 } <text:s/>(621-4) [1318] B <text:s text:c="3"/>- <text:s/>- 710 15 ImDv M3 V <text:s text:c="10"/></text:p>
      <text:p text:style-name="P1">Jump 9 = 2429 Irgar <text:s text:c="15"/>E420478-8 De He Ni Po <text:s text:c="15"/>{ -3 } (931-3) [4158] B <text:s text:c="3"/>- <text:s/>- 912 12 ImDv M3 V <text:s text:c="10"/></text:p>
      <text:p text:style-name="P1">Jump 9 = 2529</text:p>
      <text:p text:style-name="P1">Jump 9 = 2628 Floranus <text:s text:c="12"/>C8B3786-9 Fl <text:s text:c="24"/>{ 0 } <text:s/>(A69-1) [6748] B <text:s text:c="3"/>- <text:s/>- 201 16 ImDv M0 V M3 V <text:s text:c="5"/></text:p>
      <text:p text:style-name="P1"/>
      <text:p text:style-name="P1"/>
      <text:p text:style-name="P2"/>
      <text:p text:style-name="P1">VLAND</text:p>
      <text:p text:style-name="P1"/>
      <text:p text:style-name="P1"><text:tab/>WORLDS IN SECTOR = 532</text:p>
      <text:p text:style-name="P1"><text:tab/>CsIm: "Client state, Third Imperium" = 15 worlds</text:p>
      <text:p text:style-name="P1"><text:tab/>ImDv: "Third Imperium, Domain of Vland" = 491 worlds</text:p>
      <text:p text:style-name="P1"><text:tab/>NaHu: "Non-Aligned, Human-dominated" = 10 worlds</text:p>
      <text:p text:style-name="P1"><text:tab/>NaVa: "Non-Aligned, Vargr-dominated" = 16 worlds</text:p>
      <text:p text:style-name="P1"/>
      <text:p text:style-name="P1"><text:tab/>RACIAL NAMES OF SECTOR</text:p>
      <text:p text:style-name="P1"><text:tab/>Vland</text:p>
      <text:p text:style-name="P1"/>
      <text:p text:style-name="P1"><text:tab/>Vland sector was designed by Marc W. Miller and appears in Atlas of the Imperium (GDW, 1984). It was refined by Joe D. Fugate Sr. and appears in The Travellers Digest and The MegaTraveller Alien, Volume 1: Vilani &amp;amp; Vargr (DGP, 1990)</text:p>
      <text:p text:style-name="P1"/>
      <text:p text:style-name="P1"><text:tab/>1105</text:p>
      <text:p text:style-name="P1"><text:tab/>Traveller 5 Second Survey</text:p>
      <text:p text:style-name="P1"/>
      <text:p text:style-name="P1"><text:tab/>Hex</text:p>
      <text:p text:style-name="P1"><text:tab/>Name</text:p>
      <text:p text:style-name="P1"><text:tab/>UWP</text:p>
      <text:p text:style-name="P1"><text:tab/> <text:s text:c="3"/>Starports = ABCDE = 5 variations</text:p>
      <text:p text:style-name="P1"><text:tab/> <text:s text:c="11"/>A = 92 systems</text:p>
      <text:p text:style-name="P1"><text:tab/> <text:s text:c="11"/>B = 140 systems</text:p>
      <text:p text:style-name="P1"><text:tab/> <text:s text:c="11"/>C = 152 systems</text:p>
      <text:p text:style-name="P1"><text:tab/> <text:s text:c="11"/>D = 65 systems</text:p>
      <text:p text:style-name="P1"><text:tab/> <text:s text:c="11"/>E = 83 systems</text:p>
      <text:p text:style-name="P1"><text:tab/> <text:s text:c="3"/>Sizes = 0123456789A = 11 variations</text:p>
      <text:p text:style-name="P1"><text:tab/> <text:s text:c="11"/>0 = 19 systems</text:p>
      <text:p text:style-name="P1"><text:tab/> <text:s text:c="11"/>1 = 13 systems</text:p>
      <text:p text:style-name="P1"><text:tab/> <text:s text:c="11"/>2 = 30 systems</text:p>
      <text:p text:style-name="P1"><text:tab/> <text:s text:c="11"/>3 = 29 systems</text:p>
      <text:p text:style-name="P1"><text:tab/> <text:s text:c="11"/>4 = 75 systems</text:p>
      <text:p text:style-name="P1"><text:tab/> <text:s text:c="11"/>5 = 175 systems</text:p>
      <text:p text:style-name="P1"><text:tab/> <text:s text:c="11"/>6 = 54 systems</text:p>
      <text:p text:style-name="P1"><text:tab/> <text:s text:c="11"/>7 = 53 systems</text:p>
      <text:p text:style-name="P1"><text:tab/> <text:s text:c="11"/>8 = 40 systems</text:p>
      <text:p text:style-name="P1"><text:tab/> <text:s text:c="11"/>9 = 32 systems</text:p>
      <text:p text:style-name="P1"><text:tab/> <text:s text:c="11"/>A = 12 systems</text:p>
      <text:p text:style-name="P1"><text:tab/> <text:s text:c="3"/>Atmospheres = 0123456789ABCDE = 15 variations</text:p>
      <text:p text:style-name="P1"><text:tab/> <text:s text:c="11"/>0 = 67 systems</text:p>
      <text:p text:style-name="P1"><text:tab/> <text:s text:c="11"/>1 = 42 systems</text:p>
      <text:p text:style-name="P1"><text:tab/> <text:s text:c="11"/>2 = 49 systems</text:p>
      <text:p text:style-name="P1"><text:tab/> <text:s text:c="11"/>3 = 45 systems</text:p>
      <text:p text:style-name="P1"><text:tab/> <text:s text:c="11"/>4 = 48 systems</text:p>
      <text:p text:style-name="P1"><text:tab/> <text:s text:c="11"/>5 = 55 systems</text:p>
      <text:p text:style-name="P1"><text:tab/> <text:s text:c="11"/>6 = 57 systems</text:p>
      <text:p text:style-name="P1"><text:tab/> <text:s text:c="11"/>7 = 50 systems</text:p>
      <text:p text:style-name="P1"><text:tab/> <text:s text:c="11"/>8 = 39 systems</text:p>
      <text:p text:style-name="P1"><text:tab/> <text:s text:c="11"/>9 = 39 systems</text:p>
      <text:p text:style-name="P1"><text:tab/> <text:s text:c="11"/>A = 4 systems</text:p>
      <text:p text:style-name="P1"><text:tab/> <text:s text:c="11"/>B = 14 systems</text:p>
      <text:p text:style-name="P1"><text:tab/> <text:s text:c="11"/>C = 15 systems</text:p>
      <text:p text:style-name="P1"><text:tab/> <text:s text:c="11"/>D = 7 systems</text:p>
      <text:p text:style-name="P1"><text:tab/> <text:s text:c="11"/>E = 1 systems</text:p>
      <text:p text:style-name="P1"><text:tab/> <text:s text:c="3"/>Hydrospheres = 0123456789A = 11 variations</text:p>
      <text:p text:style-name="P1"><text:tab/> <text:s text:c="11"/>0 = 123 systems</text:p>
      <text:p text:style-name="P1"><text:tab/> <text:s text:c="11"/>1 = 34 systems</text:p>
      <text:p text:style-name="P1"><text:tab/> <text:s text:c="11"/>2 = 40 systems</text:p>
      <text:p text:style-name="P1"><text:tab/> <text:s text:c="11"/>3 = 49 systems</text:p>
      <text:p text:style-name="P1"><text:tab/> <text:s text:c="11"/>4 = 62 systems</text:p>
      <text:p text:style-name="P1"><text:tab/> <text:s text:c="11"/>5 = 49 systems</text:p>
      <text:p text:style-name="P1"><text:tab/> <text:s text:c="11"/>6 = 41 systems</text:p>
      <text:p text:style-name="P1"><text:tab/> <text:s text:c="11"/>7 = 43 systems</text:p>
      <text:p text:style-name="P1"><text:tab/> <text:s text:c="11"/>8 = 30 systems</text:p>
      <text:p text:style-name="P1"><text:tab/> <text:s text:c="11"/>9 = 30 systems</text:p>
      <text:p text:style-name="P1"><text:tab/> <text:s text:c="11"/>A = 31 systems</text:p>
      <text:p text:style-name="P1"/>
      <text:p text:style-name="P1"/>
      <text:p text:style-name="P2"/>
      <text:p text:style-name="P1"><text:tab/> <text:s text:c="3"/>Populations = 123456789A = 10 variations</text:p>
      <text:p text:style-name="P1"><text:tab/> <text:s text:c="11"/>1 = 25 systems</text:p>
      <text:p text:style-name="P1"><text:tab/> <text:s text:c="11"/>2 = 43 systems</text:p>
      <text:p text:style-name="P1"><text:tab/> <text:s text:c="11"/>3 = 62 systems</text:p>
      <text:p text:style-name="P1"><text:tab/> <text:s text:c="11"/>4 = 69 systems</text:p>
      <text:p text:style-name="P1"><text:tab/> <text:s text:c="11"/>5 = 99 systems</text:p>
      <text:p text:style-name="P1"><text:tab/> <text:s text:c="11"/>6 = 68 systems</text:p>
      <text:p text:style-name="P1"><text:tab/> <text:s text:c="11"/>7 = 58 systems</text:p>
      <text:p text:style-name="P1"><text:tab/> <text:s text:c="11"/>8 = 45 systems</text:p>
      <text:p text:style-name="P1"><text:tab/> <text:s text:c="11"/>9 = 35 systems</text:p>
      <text:p text:style-name="P1"><text:tab/> <text:s text:c="11"/>A = 28 systems</text:p>
      <text:p text:style-name="P1"><text:tab/> <text:s text:c="3"/>Governments = 0123456789ABCDEF = 16 variations</text:p>
      <text:p text:style-name="P1"><text:tab/> <text:s text:c="11"/>0 = 50 systems</text:p>
      <text:p text:style-name="P1"><text:tab/> <text:s text:c="11"/>1 = 30 systems</text:p>
      <text:p text:style-name="P1"><text:tab/> <text:s text:c="11"/>2 = 47 systems</text:p>
      <text:p text:style-name="P1"><text:tab/> <text:s text:c="11"/>3 = 46 systems</text:p>
      <text:p text:style-name="P1"><text:tab/> <text:s text:c="11"/>4 = 43 systems</text:p>
      <text:p text:style-name="P1"><text:tab/> <text:s text:c="11"/>5 = 73 systems</text:p>
      <text:p text:style-name="P1"><text:tab/> <text:s text:c="11"/>6 = 51 systems</text:p>
      <text:p text:style-name="P1"><text:tab/> <text:s text:c="11"/>7 = 46 systems</text:p>
      <text:p text:style-name="P1"><text:tab/> <text:s text:c="11"/>8 = 56 systems</text:p>
      <text:p text:style-name="P1"><text:tab/> <text:s text:c="11"/>9 = 37 systems</text:p>
      <text:p text:style-name="P1"><text:tab/> <text:s text:c="11"/>A = 25 systems</text:p>
      <text:p text:style-name="P1"><text:tab/> <text:s text:c="11"/>B = 16 systems</text:p>
      <text:p text:style-name="P1"><text:tab/> <text:s text:c="11"/>C = 8 systems</text:p>
      <text:p text:style-name="P1"><text:tab/> <text:s text:c="11"/>D = 2 systems</text:p>
      <text:p text:style-name="P1"><text:tab/> <text:s text:c="11"/>E = 1 systems</text:p>
      <text:p text:style-name="P1"><text:tab/> <text:s text:c="11"/>F = 1 systems</text:p>
      <text:p text:style-name="P1"><text:tab/> <text:s text:c="3"/>Law Levels = 0123456789ABCDEFH = 17 variations</text:p>
      <text:p text:style-name="P1"><text:tab/> <text:s text:c="11"/>0 = 72 systems</text:p>
      <text:p text:style-name="P1"><text:tab/> <text:s text:c="11"/>1 = 31 systems</text:p>
      <text:p text:style-name="P1"><text:tab/> <text:s text:c="11"/>2 = 44 systems</text:p>
      <text:p text:style-name="P1"><text:tab/> <text:s text:c="11"/>3 = 44 systems</text:p>
      <text:p text:style-name="P1"><text:tab/> <text:s text:c="11"/>4 = 49 systems</text:p>
      <text:p text:style-name="P1"><text:tab/> <text:s text:c="11"/>5 = 46 systems</text:p>
      <text:p text:style-name="P1"><text:tab/> <text:s text:c="11"/>6 = 45 systems</text:p>
      <text:p text:style-name="P1"><text:tab/> <text:s text:c="11"/>7 = 42 systems</text:p>
      <text:p text:style-name="P1"><text:tab/> <text:s text:c="11"/>8 = 38 systems</text:p>
      <text:p text:style-name="P1"><text:tab/> <text:s text:c="11"/>9 = 37 systems</text:p>
      <text:p text:style-name="P1"><text:tab/> <text:s text:c="11"/>A = 27 systems</text:p>
      <text:p text:style-name="P1"><text:tab/> <text:s text:c="11"/>B = 26 systems</text:p>
      <text:p text:style-name="P1"><text:tab/> <text:s text:c="11"/>C = 11 systems</text:p>
      <text:p text:style-name="P1"><text:tab/> <text:s text:c="11"/>D = 10 systems</text:p>
      <text:p text:style-name="P1"><text:tab/> <text:s text:c="11"/>E = 8 systems</text:p>
      <text:p text:style-name="P1"><text:tab/> <text:s text:c="11"/>F = 2 systems</text:p>
      <text:p text:style-name="P1"><text:tab/> <text:s text:c="3"/>dashs = - = 1 variations</text:p>
      <text:p text:style-name="P1"><text:tab/> <text:s text:c="11"/>- = 532 systems</text:p>
      <text:p text:style-name="P1"><text:tab/> <text:s text:c="3"/>Tech Levels = 456789ABCDEF = 12 variations</text:p>
      <text:p text:style-name="P1"><text:tab/> <text:s text:c="11"/>4 = 11 systems</text:p>
      <text:p text:style-name="P1"><text:tab/> <text:s text:c="11"/>5 = 18 systems</text:p>
      <text:p text:style-name="P1"><text:tab/> <text:s text:c="11"/>6 = 32 systems</text:p>
      <text:p text:style-name="P1"><text:tab/> <text:s text:c="11"/>7 = 62 systems</text:p>
      <text:p text:style-name="P1"><text:tab/> <text:s text:c="11"/>8 = 74 systems</text:p>
      <text:p text:style-name="P1"><text:tab/> <text:s text:c="11"/>9 = 82 systems</text:p>
      <text:p text:style-name="P1"><text:tab/> <text:s text:c="11"/>A = 65 systems</text:p>
      <text:p text:style-name="P1"><text:tab/> <text:s text:c="11"/>B = 60 systems</text:p>
      <text:p text:style-name="P1"><text:tab/> <text:s text:c="11"/>C = 49 systems</text:p>
      <text:p text:style-name="P1"><text:tab/> <text:s text:c="11"/>D = 40 systems</text:p>
      <text:p text:style-name="P1"><text:tab/> <text:s text:c="11"/>E = 23 systems</text:p>
      <text:p text:style-name="P1"><text:tab/> <text:s text:c="11"/>F = 16 systems</text:p>
      <text:p text:style-name="P1"/>
      <text:p text:style-name="P2"/>
      <text:p text:style-name="P1"><text:tab/>Trade</text:p>
      <text:p text:style-name="P1"><text:tab/> <text:s text:c="7"/>As = 14 systems</text:p>
      <text:p text:style-name="P1"><text:tab/> <text:s text:c="7"/>De = 42 systems</text:p>
      <text:p text:style-name="P1"><text:tab/> <text:s text:c="7"/>Fl = 35 systems</text:p>
      <text:p text:style-name="P1"><text:tab/> <text:s text:c="7"/>Ga = 19 systems</text:p>
      <text:p text:style-name="P1"><text:tab/> <text:s text:c="7"/>He = 42 systems</text:p>
      <text:p text:style-name="P1"><text:tab/> <text:s text:c="7"/>Ic = 21 systems</text:p>
      <text:p text:style-name="P1"><text:tab/> <text:s text:c="7"/>Oc = 6 systems</text:p>
      <text:p text:style-name="P1"><text:tab/> <text:s text:c="7"/>Va = 72 systems</text:p>
      <text:p text:style-name="P1"><text:tab/> <text:s text:c="7"/>Wa = 30 systems</text:p>
      <text:p text:style-name="P1"><text:tab/> <text:s text:c="7"/>Di = 3 systems</text:p>
      <text:p text:style-name="P1"><text:tab/> <text:s text:c="7"/>Lo = 123 systems</text:p>
      <text:p text:style-name="P1"><text:tab/> <text:s text:c="7"/>Ni = 238 systems</text:p>
      <text:p text:style-name="P1"><text:tab/> <text:s text:c="7"/>Ph = 47 systems</text:p>
      <text:p text:style-name="P1"><text:tab/> <text:s text:c="7"/>Hi = 63 systems</text:p>
      <text:p text:style-name="P1"><text:tab/> <text:s text:c="7"/>Pa = 33 systems</text:p>
      <text:p text:style-name="P1"><text:tab/> <text:s text:c="7"/>Ag = 80 systems</text:p>
      <text:p text:style-name="P1"><text:tab/> <text:s text:c="7"/>Na = 63 systems</text:p>
      <text:p text:style-name="P1"><text:tab/> <text:s text:c="7"/>Pi = 56 systems</text:p>
      <text:p text:style-name="P1"><text:tab/> <text:s text:c="7"/>In = 32 systems</text:p>
      <text:p text:style-name="P1"><text:tab/> <text:s text:c="7"/>Po = 85 systems</text:p>
      <text:p text:style-name="P1"><text:tab/> <text:s text:c="7"/>Pr = 25 systems</text:p>
      <text:p text:style-name="P1"><text:tab/> <text:s text:c="7"/>Ri = 31 systems</text:p>
      <text:p text:style-name="P1"><text:tab/> <text:s text:c="7"/>Mr = 10 systems</text:p>
      <text:p text:style-name="P1"><text:tab/> <text:s text:c="7"/>Cp = 13 systems</text:p>
      <text:p text:style-name="P1"><text:tab/> <text:s text:c="7"/>Cs = 1 systems</text:p>
      <text:p text:style-name="P1"><text:tab/> <text:s text:c="7"/>Pz = 49 systems</text:p>
      <text:p text:style-name="P1"><text:tab/> <text:s text:c="7"/>Da = 22 systems</text:p>
      <text:p text:style-name="P1"><text:tab/> <text:s text:c="7"/>An = 9 systems</text:p>
      <text:p text:style-name="P1"><text:tab/>Importance</text:p>
      <text:p text:style-name="P1"><text:tab/> <text:s text:c="3"/>9 variations</text:p>
      <text:p text:style-name="P1"><text:tab/> <text:s text:c="7"/>5 = 2 systems</text:p>
      <text:p text:style-name="P1"><text:tab/> <text:s text:c="7"/>4 = 13 systems</text:p>
      <text:p text:style-name="P1"><text:tab/> <text:s text:c="7"/>3 = 46 systems</text:p>
      <text:p text:style-name="P1"><text:tab/> <text:s text:c="7"/>2 = 55 systems</text:p>
      <text:p text:style-name="P1"><text:tab/> <text:s text:c="7"/>1 = 142 systems</text:p>
      <text:p text:style-name="P1"><text:tab/> <text:s text:c="7"/>0 = 74 systems</text:p>
      <text:p text:style-name="P1"><text:tab/> <text:s text:c="7"/>-1 = 86 systems</text:p>
      <text:p text:style-name="P1"><text:tab/> <text:s text:c="7"/>-2 = 67 systems</text:p>
      <text:p text:style-name="P1"><text:tab/> <text:s text:c="7"/>-3 = 47 systems</text:p>
      <text:p text:style-name="P1"><text:tab/>Economic</text:p>
      <text:p text:style-name="P1"><text:tab/> <text:s text:c="3"/>Resource = 3456789ABCDEFGHJK = 17 variations</text:p>
      <text:p text:style-name="P1"><text:tab/> <text:s text:c="11"/>3 = 6 systems</text:p>
      <text:p text:style-name="P1"><text:tab/> <text:s text:c="11"/>4 = 15 systems</text:p>
      <text:p text:style-name="P1"><text:tab/> <text:s text:c="11"/>5 = 17 systems</text:p>
      <text:p text:style-name="P1"><text:tab/> <text:s text:c="11"/>6 = 41 systems</text:p>
      <text:p text:style-name="P1"><text:tab/> <text:s text:c="11"/>7 = 59 systems</text:p>
      <text:p text:style-name="P1"><text:tab/> <text:s text:c="11"/>8 = 78 systems</text:p>
      <text:p text:style-name="P1"><text:tab/> <text:s text:c="11"/>9 = 67 systems</text:p>
      <text:p text:style-name="P1"><text:tab/> <text:s text:c="11"/>A = 71 systems</text:p>
      <text:p text:style-name="P1"><text:tab/> <text:s text:c="11"/>B = 48 systems</text:p>
      <text:p text:style-name="P1"><text:tab/> <text:s text:c="11"/>C = 44 systems</text:p>
      <text:p text:style-name="P1"><text:tab/> <text:s text:c="11"/>D = 36 systems</text:p>
      <text:p text:style-name="P1"><text:tab/> <text:s text:c="11"/>E = 19 systems</text:p>
      <text:p text:style-name="P1"><text:tab/> <text:s text:c="11"/>F = 10 systems</text:p>
      <text:p text:style-name="P1"><text:tab/> <text:s text:c="11"/>G = 6 systems</text:p>
      <text:p text:style-name="P1"><text:tab/> <text:s text:c="11"/>H = 7 systems</text:p>
      <text:p text:style-name="P1"><text:tab/> <text:s text:c="11"/>J = 3 systems</text:p>
      <text:p text:style-name="P1"><text:tab/> <text:s text:c="11"/>K = 0 systems</text:p>
      <text:p text:style-name="P1"/>
      <text:p text:style-name="P1"/>
      <text:p text:style-name="P2"/>
      <text:p text:style-name="P1"><text:tab/> <text:s text:c="3"/>Labour = 123456789 = 9 variations</text:p>
      <text:p text:style-name="P1"><text:tab/> <text:s text:c="11"/>1 = 62 systems</text:p>
      <text:p text:style-name="P1"><text:tab/> <text:s text:c="11"/>2 = 66 systems</text:p>
      <text:p text:style-name="P1"><text:tab/> <text:s text:c="11"/>3 = 64 systems</text:p>
      <text:p text:style-name="P1"><text:tab/> <text:s text:c="11"/>4 = 103 systems</text:p>
      <text:p text:style-name="P1"><text:tab/> <text:s text:c="11"/>5 = 69 systems</text:p>
      <text:p text:style-name="P1"><text:tab/> <text:s text:c="11"/>6 = 58 systems</text:p>
      <text:p text:style-name="P1"><text:tab/> <text:s text:c="11"/>7 = 45 systems</text:p>
      <text:p text:style-name="P1"><text:tab/> <text:s text:c="11"/>8 = 34 systems</text:p>
      <text:p text:style-name="P1"><text:tab/> <text:s text:c="11"/>9 = 27 systems</text:p>
      <text:p text:style-name="P1"><text:tab/> <text:s text:c="3"/>Infrastructure = 123456789ABCDEFGH = 17 variations</text:p>
      <text:p text:style-name="P1"><text:tab/> <text:s text:c="11"/>1 = 155 systems</text:p>
      <text:p text:style-name="P1"><text:tab/> <text:s text:c="11"/>2 = 40 systems</text:p>
      <text:p text:style-name="P1"><text:tab/> <text:s text:c="11"/>3 = 43 systems</text:p>
      <text:p text:style-name="P1"><text:tab/> <text:s text:c="11"/>4 = 47 systems</text:p>
      <text:p text:style-name="P1"><text:tab/> <text:s text:c="11"/>5 = 56 systems</text:p>
      <text:p text:style-name="P1"><text:tab/> <text:s text:c="11"/>6 = 43 systems</text:p>
      <text:p text:style-name="P1"><text:tab/> <text:s text:c="11"/>7 = 21 systems</text:p>
      <text:p text:style-name="P1"><text:tab/> <text:s text:c="11"/>8 = 16 systems</text:p>
      <text:p text:style-name="P1"><text:tab/> <text:s text:c="11"/>9 = 11 systems</text:p>
      <text:p text:style-name="P1"><text:tab/> <text:s text:c="11"/>A = 7 systems</text:p>
      <text:p text:style-name="P1"><text:tab/> <text:s text:c="11"/>B = 11 systems</text:p>
      <text:p text:style-name="P1"><text:tab/> <text:s text:c="11"/>C = 26 systems</text:p>
      <text:p text:style-name="P1"><text:tab/> <text:s text:c="11"/>D = 13 systems</text:p>
      <text:p text:style-name="P1"><text:tab/> <text:s text:c="11"/>E = 14 systems</text:p>
      <text:p text:style-name="P1"><text:tab/> <text:s text:c="11"/>F = 16 systems</text:p>
      <text:p text:style-name="P1"><text:tab/> <text:s text:c="11"/>G = 9 systems</text:p>
      <text:p text:style-name="P1"><text:tab/> <text:s text:c="11"/>H = 1 systems</text:p>
      <text:p text:style-name="P1"><text:tab/> <text:s text:c="3"/>Efficiency = 0,-3,-5,-2,-1,2,3,1,-4,5,4 = 11 variations</text:p>
      <text:p text:style-name="P1"><text:tab/> <text:s text:c="11"/>5 = 34 systems</text:p>
      <text:p text:style-name="P1"><text:tab/> <text:s text:c="11"/>4 = 20 systems</text:p>
      <text:p text:style-name="P1"><text:tab/> <text:s text:c="11"/>3 = 34 systems</text:p>
      <text:p text:style-name="P1"><text:tab/> <text:s text:c="11"/>2 = 30 systems</text:p>
      <text:p text:style-name="P1"><text:tab/> <text:s text:c="11"/>1 = 92 systems</text:p>
      <text:p text:style-name="P1"><text:tab/> <text:s text:c="11"/>0 = 0 systems</text:p>
      <text:p text:style-name="P1"><text:tab/> <text:s text:c="11"/>-1 = 57 systems</text:p>
      <text:p text:style-name="P1"><text:tab/> <text:s text:c="11"/>-2 = 42 systems</text:p>
      <text:p text:style-name="P1"><text:tab/> <text:s text:c="11"/>-3 = 99 systems</text:p>
      <text:p text:style-name="P1"><text:tab/> <text:s text:c="11"/>-4 = 56 systems</text:p>
      <text:p text:style-name="P1"><text:tab/> <text:s text:c="11"/>-5 = 68 systems</text:p>
      <text:p text:style-name="P1"><text:tab/>Cultural</text:p>
      <text:p text:style-name="P1"><text:tab/> <text:s text:c="3"/>Homogeneity = 123456789ABCDEF = 15 variations</text:p>
      <text:p text:style-name="P1"><text:tab/> <text:s text:c="11"/>1 = 176 systems</text:p>
      <text:p text:style-name="P1"><text:tab/> <text:s text:c="11"/>2 = 39 systems</text:p>
      <text:p text:style-name="P1"><text:tab/> <text:s text:c="11"/>3 = 41 systems</text:p>
      <text:p text:style-name="P1"><text:tab/> <text:s text:c="11"/>4 = 38 systems</text:p>
      <text:p text:style-name="P1"><text:tab/> <text:s text:c="11"/>5 = 41 systems</text:p>
      <text:p text:style-name="P1"><text:tab/> <text:s text:c="11"/>6 = 32 systems</text:p>
      <text:p text:style-name="P1"><text:tab/> <text:s text:c="11"/>7 = 40 systems</text:p>
      <text:p text:style-name="P1"><text:tab/> <text:s text:c="11"/>8 = 35 systems</text:p>
      <text:p text:style-name="P1"><text:tab/> <text:s text:c="11"/>9 = 25 systems</text:p>
      <text:p text:style-name="P1"><text:tab/> <text:s text:c="11"/>A = 25 systems</text:p>
      <text:p text:style-name="P1"><text:tab/> <text:s text:c="11"/>B = 16 systems</text:p>
      <text:p text:style-name="P1"><text:tab/> <text:s text:c="11"/>C = 9 systems</text:p>
      <text:p text:style-name="P1"><text:tab/> <text:s text:c="11"/>D = 6 systems</text:p>
      <text:p text:style-name="P1"><text:tab/> <text:s text:c="11"/>E = 3 systems</text:p>
      <text:p text:style-name="P1"><text:tab/> <text:s text:c="11"/>F = 0 systems</text:p>
      <text:p text:style-name="P1"/>
      <text:p text:style-name="P1"/>
      <text:p text:style-name="P2"/>
      <text:p text:style-name="P1"><text:tab/> <text:s text:c="3"/>Acceptance = 123456789ABCDE = 14 variations</text:p>
      <text:p text:style-name="P1"><text:tab/> <text:s text:c="11"/>1 = 58 systems</text:p>
      <text:p text:style-name="P1"><text:tab/> <text:s text:c="11"/>2 = 33 systems</text:p>
      <text:p text:style-name="P1"><text:tab/> <text:s text:c="11"/>3 = 60 systems</text:p>
      <text:p text:style-name="P1"><text:tab/> <text:s text:c="11"/>4 = 69 systems</text:p>
      <text:p text:style-name="P1"><text:tab/> <text:s text:c="11"/>5 = 65 systems</text:p>
      <text:p text:style-name="P1"><text:tab/> <text:s text:c="11"/>6 = 52 systems</text:p>
      <text:p text:style-name="P1"><text:tab/> <text:s text:c="11"/>7 = 59 systems</text:p>
      <text:p text:style-name="P1"><text:tab/> <text:s text:c="11"/>8 = 26 systems</text:p>
      <text:p text:style-name="P1"><text:tab/> <text:s text:c="11"/>9 = 19 systems</text:p>
      <text:p text:style-name="P1"><text:tab/> <text:s text:c="11"/>A = 22 systems</text:p>
      <text:p text:style-name="P1"><text:tab/> <text:s text:c="11"/>B = 13 systems</text:p>
      <text:p text:style-name="P1"><text:tab/> <text:s text:c="11"/>C = 18 systems</text:p>
      <text:p text:style-name="P1"><text:tab/> <text:s text:c="11"/>D = 23 systems</text:p>
      <text:p text:style-name="P1"><text:tab/> <text:s text:c="11"/>E = 3 systems</text:p>
      <text:p text:style-name="P1"><text:tab/> <text:s text:c="3"/>Strangeness = 123456789A = 10 variations</text:p>
      <text:p text:style-name="P1"><text:tab/> <text:s text:c="11"/>1 = 143 systems</text:p>
      <text:p text:style-name="P1"><text:tab/> <text:s text:c="11"/>2 = 44 systems</text:p>
      <text:p text:style-name="P1"><text:tab/> <text:s text:c="11"/>3 = 93 systems</text:p>
      <text:p text:style-name="P1"><text:tab/> <text:s text:c="11"/>4 = 46 systems</text:p>
      <text:p text:style-name="P1"><text:tab/> <text:s text:c="11"/>5 = 81 systems</text:p>
      <text:p text:style-name="P1"><text:tab/> <text:s text:c="11"/>6 = 36 systems</text:p>
      <text:p text:style-name="P1"><text:tab/> <text:s text:c="11"/>7 = 53 systems</text:p>
      <text:p text:style-name="P1"><text:tab/> <text:s text:c="11"/>8 = 11 systems</text:p>
      <text:p text:style-name="P1"><text:tab/> <text:s text:c="11"/>9 = 18 systems</text:p>
      <text:p text:style-name="P1"><text:tab/> <text:s text:c="11"/>A = 2 systems</text:p>
      <text:p text:style-name="P1"><text:tab/> <text:s text:c="3"/>Symbols = 123456789ABCDEFGHJK = 19 variations</text:p>
      <text:p text:style-name="P1"><text:tab/> <text:s text:c="11"/>1 = 1 systems</text:p>
      <text:p text:style-name="P1"><text:tab/> <text:s text:c="11"/>2 = 10 systems</text:p>
      <text:p text:style-name="P1"><text:tab/> <text:s text:c="11"/>3 = 22 systems</text:p>
      <text:p text:style-name="P1"><text:tab/> <text:s text:c="11"/>4 = 24 systems</text:p>
      <text:p text:style-name="P1"><text:tab/> <text:s text:c="11"/>5 = 45 systems</text:p>
      <text:p text:style-name="P1"><text:tab/> <text:s text:c="11"/>6 = 51 systems</text:p>
      <text:p text:style-name="P1"><text:tab/> <text:s text:c="11"/>7 = 53 systems</text:p>
      <text:p text:style-name="P1"><text:tab/> <text:s text:c="11"/>8 = 47 systems</text:p>
      <text:p text:style-name="P1"><text:tab/> <text:s text:c="11"/>9 = 59 systems</text:p>
      <text:p text:style-name="P1"><text:tab/> <text:s text:c="11"/>A = 47 systems</text:p>
      <text:p text:style-name="P1"><text:tab/> <text:s text:c="11"/>B = 36 systems</text:p>
      <text:p text:style-name="P1"><text:tab/> <text:s text:c="11"/>C = 41 systems</text:p>
      <text:p text:style-name="P1"><text:tab/> <text:s text:c="11"/>D = 20 systems</text:p>
      <text:p text:style-name="P1"><text:tab/> <text:s text:c="11"/>E = 21 systems</text:p>
      <text:p text:style-name="P1"><text:tab/> <text:s text:c="11"/>F = 1 systems</text:p>
      <text:p text:style-name="P1"><text:tab/> <text:s text:c="11"/>G = 0 systems</text:p>
      <text:p text:style-name="P1"><text:tab/> <text:s text:c="11"/>H = 0 systems</text:p>
      <text:p text:style-name="P1"><text:tab/> <text:s text:c="11"/>J = 0 systems</text:p>
      <text:p text:style-name="P1"><text:tab/> <text:s text:c="11"/>K = 0 systems</text:p>
      <text:p text:style-name="P1"><text:tab/>Nobles</text:p>
      <text:p text:style-name="P1"><text:tab/> <text:s text:c="7"/>B-Knight-11 = 491 systems</text:p>
      <text:p text:style-name="P1"><text:tab/> <text:s text:c="7"/>c-Baronet-12 = 52 systems</text:p>
      <text:p text:style-name="P1"><text:tab/> <text:s text:c="7"/>C-Baron-13 = 98 systems</text:p>
      <text:p text:style-name="P1"><text:tab/> <text:s text:c="7"/>D-Marquis-14 = 48 systems</text:p>
      <text:p text:style-name="P1"><text:tab/> <text:s text:c="7"/>e-Viscount-15 = 40 systems</text:p>
      <text:p text:style-name="P1"><text:tab/> <text:s text:c="7"/>E-Count-16 = 60 systems</text:p>
      <text:p text:style-name="P1"><text:tab/> <text:s text:c="7"/>f-Duke-17 = 8 systems</text:p>
      <text:p text:style-name="P1"><text:tab/> <text:s text:c="7"/>F-Duke-18 = 10 systems</text:p>
      <text:p text:style-name="P1"><text:tab/> <text:s text:c="7"/>G-Archduke-19 = 1 systems</text:p>
      <text:p text:style-name="P1"><text:tab/>Bases</text:p>
      <text:p text:style-name="P1"><text:tab/> <text:s text:c="7"/>C-Corsair Base-Vargr = 8 systems</text:p>
      <text:p text:style-name="P1"><text:tab/> <text:s text:c="7"/>D-Naval Depot-Any = 1 systems</text:p>
      <text:p text:style-name="P1"><text:tab/> <text:s text:c="7"/>N-Naval Base-Imperial = 89 systems</text:p>
      <text:p text:style-name="P1"><text:tab/> <text:s text:c="7"/>S-Scout Base-Imperial = 131 systems</text:p>
      <text:p text:style-name="P1"><text:tab/> <text:s text:c="7"/>W-Scout Way Station-Imperial = 4 systems</text:p>
      <text:p text:style-name="P1"><text:tab/>Zone</text:p>
      <text:p text:style-name="P1"><text:tab/> <text:s text:c="7"/>Green = 461 systems</text:p>
      <text:p text:style-name="P1"><text:tab/> <text:s text:c="7"/>Amber = 71 systems</text:p>
      <text:p text:style-name="P1"/>
      <text:p text:style-name="P1"/>
      <text:p text:style-name="P2"/>
      <text:p text:style-name="P1"><text:tab/>PBGs</text:p>
      <text:p text:style-name="P1"><text:tab/> <text:s text:c="3"/>No Population (0-2)-Unpopulated = 113 systems</text:p>
      <text:p text:style-name="P1"><text:tab/> <text:s text:c="3"/>Low Population (3-5)-Thousands = 162 systems</text:p>
      <text:p text:style-name="P1"><text:tab/> <text:s text:c="3"/>Medium Population (6-8)-Millions = 189 systems</text:p>
      <text:p text:style-name="P1"><text:tab/> <text:s text:c="3"/>HIGH Population (9+)-Billions = 68 systems</text:p>
      <text:p text:style-name="P1"><text:tab/> <text:s text:c="3"/>0 Planetoid Belts = 174 systems</text:p>
      <text:p text:style-name="P1"><text:tab/> <text:s text:c="3"/>1 Planetoid Belts = 151 systems</text:p>
      <text:p text:style-name="P1"><text:tab/> <text:s text:c="3"/>2 Planetoid Belts = 192 systems</text:p>
      <text:p text:style-name="P1"><text:tab/> <text:s text:c="3"/>3 Planetoid Belts = 15 systems</text:p>
      <text:p text:style-name="P1"><text:tab/> <text:s text:c="3"/>0 Gas Giants = 182 systems</text:p>
      <text:p text:style-name="P1"><text:tab/> <text:s text:c="3"/>1 Gas Giants = 128 systems</text:p>
      <text:p text:style-name="P1"><text:tab/> <text:s text:c="3"/>2 Gas Giants = 66 systems</text:p>
      <text:p text:style-name="P1"><text:tab/> <text:s text:c="3"/>3 Gas Giants = 69 systems</text:p>
      <text:p text:style-name="P1"><text:tab/> <text:s text:c="3"/>4 Gas Giants = 72 systems</text:p>
      <text:p text:style-name="P1"><text:tab/> <text:s text:c="3"/>5 Gas Giants = 15 systems</text:p>
      <text:p text:style-name="P1"><text:tab/>Worlds</text:p>
      <text:p text:style-name="P1"><text:tab/> <text:s text:c="3"/>4 = 3 systems</text:p>
      <text:p text:style-name="P1"><text:tab/> <text:s text:c="3"/>5 = 9 systems</text:p>
      <text:p text:style-name="P1"><text:tab/> <text:s text:c="3"/>6 = 15 systems</text:p>
      <text:p text:style-name="P1"><text:tab/> <text:s text:c="3"/>7 = 37 systems</text:p>
      <text:p text:style-name="P1"><text:tab/> <text:s text:c="3"/>8 = 56 systems</text:p>
      <text:p text:style-name="P1"><text:tab/> <text:s text:c="3"/>9 = 75 systems</text:p>
      <text:p text:style-name="P1"><text:tab/> <text:s text:c="3"/>10 = 64 systems</text:p>
      <text:p text:style-name="P1"><text:tab/> <text:s text:c="3"/>11 = 66 systems</text:p>
      <text:p text:style-name="P1"><text:tab/> <text:s text:c="3"/>12 = 68 systems</text:p>
      <text:p text:style-name="P1"><text:tab/> <text:s text:c="3"/>13 = 55 systems</text:p>
      <text:p text:style-name="P1"><text:tab/> <text:s text:c="3"/>14 = 32 systems</text:p>
      <text:p text:style-name="P1"><text:tab/> <text:s text:c="3"/>15 = 23 systems</text:p>
      <text:p text:style-name="P1"><text:tab/> <text:s text:c="3"/>16 = 17 systems</text:p>
      <text:p text:style-name="P1"><text:tab/> <text:s text:c="3"/>17 = 11 systems</text:p>
      <text:p text:style-name="P1"><text:tab/> <text:s text:c="3"/>18 = 1 systems</text:p>
      <text:p text:style-name="P1"><text:tab/>Allied</text:p>
      <text:p text:style-name="P1"><text:tab/> <text:s text:c="3"/>See top section</text:p>
      <text:p text:style-name="P1"><text:tab/>Stellar</text:p>
      <text:p text:style-name="P1"><text:tab/> <text:s text:c="3"/>1 Stars = </text:p>
      <text:p text:style-name="P1"><text:tab/> <text:s text:c="3"/>2 Stars = </text:p>
      <text:p text:style-name="P1"><text:tab/> <text:s text:c="3"/>3 Stars = </text:p>
      <text:p text:style-name="P1"><text:tab/> <text:s text:c="3"/>4 Stars = </text:p>
      <text:p text:style-name="P1"><text:tab/> <text:s text:c="3"/>O Stars = </text:p>
      <text:p text:style-name="P1"><text:tab/> <text:s text:c="3"/>B Stars = </text:p>
      <text:p text:style-name="P1"><text:tab/> <text:s text:c="3"/>A Stars = </text:p>
      <text:p text:style-name="P1"><text:tab/> <text:s text:c="3"/>F Stars = </text:p>
      <text:p text:style-name="P1"><text:tab/> <text:s text:c="3"/>G Stars = </text:p>
      <text:p text:style-name="P1"><text:tab/> <text:s text:c="3"/>K Stars = </text:p>
      <text:p text:style-name="P1"><text:tab/> <text:s text:c="3"/>M Stars = </text:p>
      <text:p text:style-name="P1"><text:tab/> <text:s text:c="3"/>Ia Stars = </text:p>
      <text:p text:style-name="P1"><text:tab/> <text:s text:c="3"/>Ib Stars = </text:p>
      <text:p text:style-name="P1"><text:tab/> <text:s text:c="3"/>II Stars = </text:p>
      <text:p text:style-name="P1"><text:tab/> <text:s text:c="3"/>III Stars = </text:p>
      <text:p text:style-name="P1"><text:tab/> <text:s text:c="3"/>IV Stars = </text:p>
      <text:p text:style-name="P1"><text:tab/> <text:s text:c="3"/>V Stars = </text:p>
      <text:p text:style-name="P1"><text:tab/> <text:s text:c="3"/>VI Stars = </text:p>
      <text:p text:style-name="P1"><text:tab/> <text:s text:c="3"/>VII Stars = </text:p>
      <text:p text:style-name="P1"><text:tab/> <text:s text:c="3"/>D Stars = </text:p>
      <text:p text:style-name="P1"><text:tab/> <text:s text:c="3"/>BD Stars = </text:p>
      <text:p text:style-name="P1"><text:tab/> <text:s text:c="3"/>Companion Stars = </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erguson</meta:initial-creator>
    <meta:creation-date>2018-06-07T01:29:27.83</meta:creation-date>
    <meta:generator>OpenOffice/4.1.5$Win32 OpenOffice.org_project/415m1$Build-9789</meta:generator>
    <dc:date>2018-06-27T12:53:38.13</dc:date>
    <dc:creator>Mark Ferguson</dc:creator>
    <meta:editing-duration>PT21M37S</meta:editing-duration>
    <meta:editing-cycles>6</meta:editing-cycles>
    <meta:document-statistic meta:table-count="0" meta:image-count="0" meta:object-count="0" meta:page-count="18" meta:paragraph-count="890" meta:word-count="6111" meta:character-count="35614"/>
  </office:meta>
</office:document-meta>
</file>